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12411-0006-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tichtag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nsgesamt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0" calcext:value-type="float">
            <text:p>0</text:p>
          </table:table-cell>
          <table:table-cell office:value-type="float" office:value="382551" calcext:value-type="float">
            <text:p>382551</text:p>
          </table:table-cell>
          <table:table-cell office:value-type="float" office:value="362170" calcext:value-type="float">
            <text:p>362170</text:p>
          </table:table-cell>
          <table:table-cell office:value-type="float" office:value="744721" calcext:value-type="float">
            <text:p>74472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" calcext:value-type="float">
            <text:p>1</text:p>
          </table:table-cell>
          <table:table-cell office:value-type="float" office:value="380101" calcext:value-type="float">
            <text:p>380101</text:p>
          </table:table-cell>
          <table:table-cell office:value-type="float" office:value="359977" calcext:value-type="float">
            <text:p>359977</text:p>
          </table:table-cell>
          <table:table-cell office:value-type="float" office:value="740078" calcext:value-type="float">
            <text:p>74007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" calcext:value-type="float">
            <text:p>2</text:p>
          </table:table-cell>
          <table:table-cell office:value-type="float" office:value="367786" calcext:value-type="float">
            <text:p>367786</text:p>
          </table:table-cell>
          <table:table-cell office:value-type="float" office:value="347822" calcext:value-type="float">
            <text:p>347822</text:p>
          </table:table-cell>
          <table:table-cell office:value-type="float" office:value="715608" calcext:value-type="float">
            <text:p>71560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" calcext:value-type="float">
            <text:p>3</text:p>
          </table:table-cell>
          <table:table-cell office:value-type="float" office:value="366762" calcext:value-type="float">
            <text:p>366762</text:p>
          </table:table-cell>
          <table:table-cell office:value-type="float" office:value="346995" calcext:value-type="float">
            <text:p>346995</text:p>
          </table:table-cell>
          <table:table-cell office:value-type="float" office:value="713757" calcext:value-type="float">
            <text:p>71375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" calcext:value-type="float">
            <text:p>4</text:p>
          </table:table-cell>
          <table:table-cell office:value-type="float" office:value="359093" calcext:value-type="float">
            <text:p>359093</text:p>
          </table:table-cell>
          <table:table-cell office:value-type="float" office:value="340289" calcext:value-type="float">
            <text:p>340289</text:p>
          </table:table-cell>
          <table:table-cell office:value-type="float" office:value="699382" calcext:value-type="float">
            <text:p>69938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" calcext:value-type="float">
            <text:p>5</text:p>
          </table:table-cell>
          <table:table-cell office:value-type="float" office:value="367898" calcext:value-type="float">
            <text:p>367898</text:p>
          </table:table-cell>
          <table:table-cell office:value-type="float" office:value="348965" calcext:value-type="float">
            <text:p>348965</text:p>
          </table:table-cell>
          <table:table-cell office:value-type="float" office:value="716863" calcext:value-type="float">
            <text:p>71686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" calcext:value-type="float">
            <text:p>6</text:p>
          </table:table-cell>
          <table:table-cell office:value-type="float" office:value="362274" calcext:value-type="float">
            <text:p>362274</text:p>
          </table:table-cell>
          <table:table-cell office:value-type="float" office:value="342442" calcext:value-type="float">
            <text:p>342442</text:p>
          </table:table-cell>
          <table:table-cell office:value-type="float" office:value="704716" calcext:value-type="float">
            <text:p>70471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" calcext:value-type="float">
            <text:p>7</text:p>
          </table:table-cell>
          <table:table-cell office:value-type="float" office:value="371378" calcext:value-type="float">
            <text:p>371378</text:p>
          </table:table-cell>
          <table:table-cell office:value-type="float" office:value="351988" calcext:value-type="float">
            <text:p>351988</text:p>
          </table:table-cell>
          <table:table-cell office:value-type="float" office:value="723366" calcext:value-type="float">
            <text:p>72336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" calcext:value-type="float">
            <text:p>8</text:p>
          </table:table-cell>
          <table:table-cell office:value-type="float" office:value="370501" calcext:value-type="float">
            <text:p>370501</text:p>
          </table:table-cell>
          <table:table-cell office:value-type="float" office:value="349951" calcext:value-type="float">
            <text:p>349951</text:p>
          </table:table-cell>
          <table:table-cell office:value-type="float" office:value="720452" calcext:value-type="float">
            <text:p>72045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9" calcext:value-type="float">
            <text:p>9</text:p>
          </table:table-cell>
          <table:table-cell office:value-type="float" office:value="363739" calcext:value-type="float">
            <text:p>363739</text:p>
          </table:table-cell>
          <table:table-cell office:value-type="float" office:value="342778" calcext:value-type="float">
            <text:p>342778</text:p>
          </table:table-cell>
          <table:table-cell office:value-type="float" office:value="706517" calcext:value-type="float">
            <text:p>70651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0" calcext:value-type="float">
            <text:p>10</text:p>
          </table:table-cell>
          <table:table-cell office:value-type="float" office:value="368339" calcext:value-type="float">
            <text:p>368339</text:p>
          </table:table-cell>
          <table:table-cell office:value-type="float" office:value="348360" calcext:value-type="float">
            <text:p>348360</text:p>
          </table:table-cell>
          <table:table-cell office:value-type="float" office:value="716699" calcext:value-type="float">
            <text:p>716699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1" calcext:value-type="float">
            <text:p>11</text:p>
          </table:table-cell>
          <table:table-cell office:value-type="float" office:value="377066" calcext:value-type="float">
            <text:p>377066</text:p>
          </table:table-cell>
          <table:table-cell office:value-type="float" office:value="356632" calcext:value-type="float">
            <text:p>356632</text:p>
          </table:table-cell>
          <table:table-cell office:value-type="float" office:value="733698" calcext:value-type="float">
            <text:p>73369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2" calcext:value-type="float">
            <text:p>12</text:p>
          </table:table-cell>
          <table:table-cell office:value-type="float" office:value="377366" calcext:value-type="float">
            <text:p>377366</text:p>
          </table:table-cell>
          <table:table-cell office:value-type="float" office:value="356615" calcext:value-type="float">
            <text:p>356615</text:p>
          </table:table-cell>
          <table:table-cell office:value-type="float" office:value="733981" calcext:value-type="float">
            <text:p>73398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3" calcext:value-type="float">
            <text:p>13</text:p>
          </table:table-cell>
          <table:table-cell office:value-type="float" office:value="384238" calcext:value-type="float">
            <text:p>384238</text:p>
          </table:table-cell>
          <table:table-cell office:value-type="float" office:value="362053" calcext:value-type="float">
            <text:p>362053</text:p>
          </table:table-cell>
          <table:table-cell office:value-type="float" office:value="746291" calcext:value-type="float">
            <text:p>74629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4" calcext:value-type="float">
            <text:p>14</text:p>
          </table:table-cell>
          <table:table-cell office:value-type="float" office:value="394959" calcext:value-type="float">
            <text:p>394959</text:p>
          </table:table-cell>
          <table:table-cell office:value-type="float" office:value="370038" calcext:value-type="float">
            <text:p>370038</text:p>
          </table:table-cell>
          <table:table-cell office:value-type="float" office:value="764997" calcext:value-type="float">
            <text:p>76499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5" calcext:value-type="float">
            <text:p>15</text:p>
          </table:table-cell>
          <table:table-cell office:value-type="float" office:value="414430" calcext:value-type="float">
            <text:p>414430</text:p>
          </table:table-cell>
          <table:table-cell office:value-type="float" office:value="387785" calcext:value-type="float">
            <text:p>387785</text:p>
          </table:table-cell>
          <table:table-cell office:value-type="float" office:value="802215" calcext:value-type="float">
            <text:p>80221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6" calcext:value-type="float">
            <text:p>16</text:p>
          </table:table-cell>
          <table:table-cell office:value-type="float" office:value="423269" calcext:value-type="float">
            <text:p>423269</text:p>
          </table:table-cell>
          <table:table-cell office:value-type="float" office:value="388025" calcext:value-type="float">
            <text:p>388025</text:p>
          </table:table-cell>
          <table:table-cell office:value-type="float" office:value="811294" calcext:value-type="float">
            <text:p>81129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7" calcext:value-type="float">
            <text:p>17</text:p>
          </table:table-cell>
          <table:table-cell office:value-type="float" office:value="433447" calcext:value-type="float">
            <text:p>433447</text:p>
          </table:table-cell>
          <table:table-cell office:value-type="float" office:value="397595" calcext:value-type="float">
            <text:p>397595</text:p>
          </table:table-cell>
          <table:table-cell office:value-type="float" office:value="831042" calcext:value-type="float">
            <text:p>83104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8" calcext:value-type="float">
            <text:p>18</text:p>
          </table:table-cell>
          <table:table-cell office:value-type="float" office:value="459532" calcext:value-type="float">
            <text:p>459532</text:p>
          </table:table-cell>
          <table:table-cell office:value-type="float" office:value="413639" calcext:value-type="float">
            <text:p>413639</text:p>
          </table:table-cell>
          <table:table-cell office:value-type="float" office:value="873171" calcext:value-type="float">
            <text:p>87317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19" calcext:value-type="float">
            <text:p>19</text:p>
          </table:table-cell>
          <table:table-cell office:value-type="float" office:value="458792" calcext:value-type="float">
            <text:p>458792</text:p>
          </table:table-cell>
          <table:table-cell office:value-type="float" office:value="413450" calcext:value-type="float">
            <text:p>413450</text:p>
          </table:table-cell>
          <table:table-cell office:value-type="float" office:value="872242" calcext:value-type="float">
            <text:p>87224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0" calcext:value-type="float">
            <text:p>20</text:p>
          </table:table-cell>
          <table:table-cell office:value-type="float" office:value="454777" calcext:value-type="float">
            <text:p>454777</text:p>
          </table:table-cell>
          <table:table-cell office:value-type="float" office:value="410082" calcext:value-type="float">
            <text:p>410082</text:p>
          </table:table-cell>
          <table:table-cell office:value-type="float" office:value="864859" calcext:value-type="float">
            <text:p>864859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1" calcext:value-type="float">
            <text:p>21</text:p>
          </table:table-cell>
          <table:table-cell office:value-type="float" office:value="462645" calcext:value-type="float">
            <text:p>462645</text:p>
          </table:table-cell>
          <table:table-cell office:value-type="float" office:value="420269" calcext:value-type="float">
            <text:p>420269</text:p>
          </table:table-cell>
          <table:table-cell office:value-type="float" office:value="882914" calcext:value-type="float">
            <text:p>88291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2" calcext:value-type="float">
            <text:p>22</text:p>
          </table:table-cell>
          <table:table-cell office:value-type="float" office:value="479967" calcext:value-type="float">
            <text:p>479967</text:p>
          </table:table-cell>
          <table:table-cell office:value-type="float" office:value="438088" calcext:value-type="float">
            <text:p>438088</text:p>
          </table:table-cell>
          <table:table-cell office:value-type="float" office:value="918055" calcext:value-type="float">
            <text:p>91805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3" calcext:value-type="float">
            <text:p>23</text:p>
          </table:table-cell>
          <table:table-cell office:value-type="float" office:value="490304" calcext:value-type="float">
            <text:p>490304</text:p>
          </table:table-cell>
          <table:table-cell office:value-type="float" office:value="450279" calcext:value-type="float">
            <text:p>450279</text:p>
          </table:table-cell>
          <table:table-cell office:value-type="float" office:value="940583" calcext:value-type="float">
            <text:p>94058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4" calcext:value-type="float">
            <text:p>24</text:p>
          </table:table-cell>
          <table:table-cell office:value-type="float" office:value="510875" calcext:value-type="float">
            <text:p>510875</text:p>
          </table:table-cell>
          <table:table-cell office:value-type="float" office:value="470592" calcext:value-type="float">
            <text:p>470592</text:p>
          </table:table-cell>
          <table:table-cell office:value-type="float" office:value="981467" calcext:value-type="float">
            <text:p>98146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5" calcext:value-type="float">
            <text:p>25</text:p>
          </table:table-cell>
          <table:table-cell office:value-type="float" office:value="564094" calcext:value-type="float">
            <text:p>564094</text:p>
          </table:table-cell>
          <table:table-cell office:value-type="float" office:value="517414" calcext:value-type="float">
            <text:p>517414</text:p>
          </table:table-cell>
          <table:table-cell office:value-type="float" office:value="1081508" calcext:value-type="float">
            <text:p>108150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6" calcext:value-type="float">
            <text:p>26</text:p>
          </table:table-cell>
          <table:table-cell office:value-type="float" office:value="555439" calcext:value-type="float">
            <text:p>555439</text:p>
          </table:table-cell>
          <table:table-cell office:value-type="float" office:value="514168" calcext:value-type="float">
            <text:p>514168</text:p>
          </table:table-cell>
          <table:table-cell office:value-type="float" office:value="1069607" calcext:value-type="float">
            <text:p>106960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7" calcext:value-type="float">
            <text:p>27</text:p>
          </table:table-cell>
          <table:table-cell office:value-type="float" office:value="571878" calcext:value-type="float">
            <text:p>571878</text:p>
          </table:table-cell>
          <table:table-cell office:value-type="float" office:value="527199" calcext:value-type="float">
            <text:p>527199</text:p>
          </table:table-cell>
          <table:table-cell office:value-type="float" office:value="1099077" calcext:value-type="float">
            <text:p>109907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8" calcext:value-type="float">
            <text:p>28</text:p>
          </table:table-cell>
          <table:table-cell office:value-type="float" office:value="559651" calcext:value-type="float">
            <text:p>559651</text:p>
          </table:table-cell>
          <table:table-cell office:value-type="float" office:value="517800" calcext:value-type="float">
            <text:p>517800</text:p>
          </table:table-cell>
          <table:table-cell office:value-type="float" office:value="1077451" calcext:value-type="float">
            <text:p>107745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29" calcext:value-type="float">
            <text:p>29</text:p>
          </table:table-cell>
          <table:table-cell office:value-type="float" office:value="547653" calcext:value-type="float">
            <text:p>547653</text:p>
          </table:table-cell>
          <table:table-cell office:value-type="float" office:value="512385" calcext:value-type="float">
            <text:p>512385</text:p>
          </table:table-cell>
          <table:table-cell office:value-type="float" office:value="1060038" calcext:value-type="float">
            <text:p>106003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0" calcext:value-type="float">
            <text:p>30</text:p>
          </table:table-cell>
          <table:table-cell office:value-type="float" office:value="530264" calcext:value-type="float">
            <text:p>530264</text:p>
          </table:table-cell>
          <table:table-cell office:value-type="float" office:value="498019" calcext:value-type="float">
            <text:p>498019</text:p>
          </table:table-cell>
          <table:table-cell office:value-type="float" office:value="1028283" calcext:value-type="float">
            <text:p>102828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1" calcext:value-type="float">
            <text:p>31</text:p>
          </table:table-cell>
          <table:table-cell office:value-type="float" office:value="526211" calcext:value-type="float">
            <text:p>526211</text:p>
          </table:table-cell>
          <table:table-cell office:value-type="float" office:value="497203" calcext:value-type="float">
            <text:p>497203</text:p>
          </table:table-cell>
          <table:table-cell office:value-type="float" office:value="1023414" calcext:value-type="float">
            <text:p>102341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2" calcext:value-type="float">
            <text:p>32</text:p>
          </table:table-cell>
          <table:table-cell office:value-type="float" office:value="525713" calcext:value-type="float">
            <text:p>525713</text:p>
          </table:table-cell>
          <table:table-cell office:value-type="float" office:value="500561" calcext:value-type="float">
            <text:p>500561</text:p>
          </table:table-cell>
          <table:table-cell office:value-type="float" office:value="1026274" calcext:value-type="float">
            <text:p>102627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3" calcext:value-type="float">
            <text:p>33</text:p>
          </table:table-cell>
          <table:table-cell office:value-type="float" office:value="536345" calcext:value-type="float">
            <text:p>536345</text:p>
          </table:table-cell>
          <table:table-cell office:value-type="float" office:value="512875" calcext:value-type="float">
            <text:p>512875</text:p>
          </table:table-cell>
          <table:table-cell office:value-type="float" office:value="1049220" calcext:value-type="float">
            <text:p>104922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4" calcext:value-type="float">
            <text:p>34</text:p>
          </table:table-cell>
          <table:table-cell office:value-type="float" office:value="528536" calcext:value-type="float">
            <text:p>528536</text:p>
          </table:table-cell>
          <table:table-cell office:value-type="float" office:value="512133" calcext:value-type="float">
            <text:p>512133</text:p>
          </table:table-cell>
          <table:table-cell office:value-type="float" office:value="1040669" calcext:value-type="float">
            <text:p>1040669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5" calcext:value-type="float">
            <text:p>35</text:p>
          </table:table-cell>
          <table:table-cell office:value-type="float" office:value="530571" calcext:value-type="float">
            <text:p>530571</text:p>
          </table:table-cell>
          <table:table-cell office:value-type="float" office:value="515394" calcext:value-type="float">
            <text:p>515394</text:p>
          </table:table-cell>
          <table:table-cell office:value-type="float" office:value="1045965" calcext:value-type="float">
            <text:p>104596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6" calcext:value-type="float">
            <text:p>36</text:p>
          </table:table-cell>
          <table:table-cell office:value-type="float" office:value="503981" calcext:value-type="float">
            <text:p>503981</text:p>
          </table:table-cell>
          <table:table-cell office:value-type="float" office:value="491704" calcext:value-type="float">
            <text:p>491704</text:p>
          </table:table-cell>
          <table:table-cell office:value-type="float" office:value="995685" calcext:value-type="float">
            <text:p>99568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7" calcext:value-type="float">
            <text:p>37</text:p>
          </table:table-cell>
          <table:table-cell office:value-type="float" office:value="497251" calcext:value-type="float">
            <text:p>497251</text:p>
          </table:table-cell>
          <table:table-cell office:value-type="float" office:value="484559" calcext:value-type="float">
            <text:p>484559</text:p>
          </table:table-cell>
          <table:table-cell office:value-type="float" office:value="981810" calcext:value-type="float">
            <text:p>98181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8" calcext:value-type="float">
            <text:p>38</text:p>
          </table:table-cell>
          <table:table-cell office:value-type="float" office:value="493218" calcext:value-type="float">
            <text:p>493218</text:p>
          </table:table-cell>
          <table:table-cell office:value-type="float" office:value="480310" calcext:value-type="float">
            <text:p>480310</text:p>
          </table:table-cell>
          <table:table-cell office:value-type="float" office:value="973528" calcext:value-type="float">
            <text:p>97352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39" calcext:value-type="float">
            <text:p>39</text:p>
          </table:table-cell>
          <table:table-cell office:value-type="float" office:value="482259" calcext:value-type="float">
            <text:p>482259</text:p>
          </table:table-cell>
          <table:table-cell office:value-type="float" office:value="472497" calcext:value-type="float">
            <text:p>472497</text:p>
          </table:table-cell>
          <table:table-cell office:value-type="float" office:value="954756" calcext:value-type="float">
            <text:p>95475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0" calcext:value-type="float">
            <text:p>40</text:p>
          </table:table-cell>
          <table:table-cell office:value-type="float" office:value="470864" calcext:value-type="float">
            <text:p>470864</text:p>
          </table:table-cell>
          <table:table-cell office:value-type="float" office:value="459589" calcext:value-type="float">
            <text:p>459589</text:p>
          </table:table-cell>
          <table:table-cell office:value-type="float" office:value="930453" calcext:value-type="float">
            <text:p>93045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1" calcext:value-type="float">
            <text:p>41</text:p>
          </table:table-cell>
          <table:table-cell office:value-type="float" office:value="475238" calcext:value-type="float">
            <text:p>475238</text:p>
          </table:table-cell>
          <table:table-cell office:value-type="float" office:value="467556" calcext:value-type="float">
            <text:p>467556</text:p>
          </table:table-cell>
          <table:table-cell office:value-type="float" office:value="942794" calcext:value-type="float">
            <text:p>94279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2" calcext:value-type="float">
            <text:p>42</text:p>
          </table:table-cell>
          <table:table-cell office:value-type="float" office:value="478608" calcext:value-type="float">
            <text:p>478608</text:p>
          </table:table-cell>
          <table:table-cell office:value-type="float" office:value="472076" calcext:value-type="float">
            <text:p>472076</text:p>
          </table:table-cell>
          <table:table-cell office:value-type="float" office:value="950684" calcext:value-type="float">
            <text:p>95068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3" calcext:value-type="float">
            <text:p>43</text:p>
          </table:table-cell>
          <table:table-cell office:value-type="float" office:value="520434" calcext:value-type="float">
            <text:p>520434</text:p>
          </table:table-cell>
          <table:table-cell office:value-type="float" office:value="510837" calcext:value-type="float">
            <text:p>510837</text:p>
          </table:table-cell>
          <table:table-cell office:value-type="float" office:value="1031271" calcext:value-type="float">
            <text:p>1031271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4" calcext:value-type="float">
            <text:p>44</text:p>
          </table:table-cell>
          <table:table-cell office:value-type="float" office:value="573664" calcext:value-type="float">
            <text:p>573664</text:p>
          </table:table-cell>
          <table:table-cell office:value-type="float" office:value="561222" calcext:value-type="float">
            <text:p>561222</text:p>
          </table:table-cell>
          <table:table-cell office:value-type="float" office:value="1134886" calcext:value-type="float">
            <text:p>113488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5" calcext:value-type="float">
            <text:p>45</text:p>
          </table:table-cell>
          <table:table-cell office:value-type="float" office:value="594848" calcext:value-type="float">
            <text:p>594848</text:p>
          </table:table-cell>
          <table:table-cell office:value-type="float" office:value="582482" calcext:value-type="float">
            <text:p>582482</text:p>
          </table:table-cell>
          <table:table-cell office:value-type="float" office:value="1177330" calcext:value-type="float">
            <text:p>117733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6" calcext:value-type="float">
            <text:p>46</text:p>
          </table:table-cell>
          <table:table-cell office:value-type="float" office:value="640979" calcext:value-type="float">
            <text:p>640979</text:p>
          </table:table-cell>
          <table:table-cell office:value-type="float" office:value="624114" calcext:value-type="float">
            <text:p>624114</text:p>
          </table:table-cell>
          <table:table-cell office:value-type="float" office:value="1265093" calcext:value-type="float">
            <text:p>126509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7" calcext:value-type="float">
            <text:p>47</text:p>
          </table:table-cell>
          <table:table-cell office:value-type="float" office:value="671085" calcext:value-type="float">
            <text:p>671085</text:p>
          </table:table-cell>
          <table:table-cell office:value-type="float" office:value="653581" calcext:value-type="float">
            <text:p>653581</text:p>
          </table:table-cell>
          <table:table-cell office:value-type="float" office:value="1324666" calcext:value-type="float">
            <text:p>132466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8" calcext:value-type="float">
            <text:p>48</text:p>
          </table:table-cell>
          <table:table-cell office:value-type="float" office:value="688363" calcext:value-type="float">
            <text:p>688363</text:p>
          </table:table-cell>
          <table:table-cell office:value-type="float" office:value="671607" calcext:value-type="float">
            <text:p>671607</text:p>
          </table:table-cell>
          <table:table-cell office:value-type="float" office:value="1359970" calcext:value-type="float">
            <text:p>135997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49" calcext:value-type="float">
            <text:p>49</text:p>
          </table:table-cell>
          <table:table-cell office:value-type="float" office:value="707270" calcext:value-type="float">
            <text:p>707270</text:p>
          </table:table-cell>
          <table:table-cell office:value-type="float" office:value="689375" calcext:value-type="float">
            <text:p>689375</text:p>
          </table:table-cell>
          <table:table-cell office:value-type="float" office:value="1396645" calcext:value-type="float">
            <text:p>139664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0" calcext:value-type="float">
            <text:p>50</text:p>
          </table:table-cell>
          <table:table-cell office:value-type="float" office:value="710458" calcext:value-type="float">
            <text:p>710458</text:p>
          </table:table-cell>
          <table:table-cell office:value-type="float" office:value="690454" calcext:value-type="float">
            <text:p>690454</text:p>
          </table:table-cell>
          <table:table-cell office:value-type="float" office:value="1400912" calcext:value-type="float">
            <text:p>140091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1" calcext:value-type="float">
            <text:p>51</text:p>
          </table:table-cell>
          <table:table-cell office:value-type="float" office:value="721941" calcext:value-type="float">
            <text:p>721941</text:p>
          </table:table-cell>
          <table:table-cell office:value-type="float" office:value="704276" calcext:value-type="float">
            <text:p>704276</text:p>
          </table:table-cell>
          <table:table-cell office:value-type="float" office:value="1426217" calcext:value-type="float">
            <text:p>142621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2" calcext:value-type="float">
            <text:p>52</text:p>
          </table:table-cell>
          <table:table-cell office:value-type="float" office:value="714227" calcext:value-type="float">
            <text:p>714227</text:p>
          </table:table-cell>
          <table:table-cell office:value-type="float" office:value="699283" calcext:value-type="float">
            <text:p>699283</text:p>
          </table:table-cell>
          <table:table-cell office:value-type="float" office:value="1413510" calcext:value-type="float">
            <text:p>141351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3" calcext:value-type="float">
            <text:p>53</text:p>
          </table:table-cell>
          <table:table-cell office:value-type="float" office:value="688648" calcext:value-type="float">
            <text:p>688648</text:p>
          </table:table-cell>
          <table:table-cell office:value-type="float" office:value="678752" calcext:value-type="float">
            <text:p>678752</text:p>
          </table:table-cell>
          <table:table-cell office:value-type="float" office:value="1367400" calcext:value-type="float">
            <text:p>136740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4" calcext:value-type="float">
            <text:p>54</text:p>
          </table:table-cell>
          <table:table-cell office:value-type="float" office:value="675553" calcext:value-type="float">
            <text:p>675553</text:p>
          </table:table-cell>
          <table:table-cell office:value-type="float" office:value="671173" calcext:value-type="float">
            <text:p>671173</text:p>
          </table:table-cell>
          <table:table-cell office:value-type="float" office:value="1346726" calcext:value-type="float">
            <text:p>134672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5" calcext:value-type="float">
            <text:p>55</text:p>
          </table:table-cell>
          <table:table-cell office:value-type="float" office:value="650555" calcext:value-type="float">
            <text:p>650555</text:p>
          </table:table-cell>
          <table:table-cell office:value-type="float" office:value="648841" calcext:value-type="float">
            <text:p>648841</text:p>
          </table:table-cell>
          <table:table-cell office:value-type="float" office:value="1299396" calcext:value-type="float">
            <text:p>129939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6" calcext:value-type="float">
            <text:p>56</text:p>
          </table:table-cell>
          <table:table-cell office:value-type="float" office:value="631174" calcext:value-type="float">
            <text:p>631174</text:p>
          </table:table-cell>
          <table:table-cell office:value-type="float" office:value="630592" calcext:value-type="float">
            <text:p>630592</text:p>
          </table:table-cell>
          <table:table-cell office:value-type="float" office:value="1261766" calcext:value-type="float">
            <text:p>126176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7" calcext:value-type="float">
            <text:p>57</text:p>
          </table:table-cell>
          <table:table-cell office:value-type="float" office:value="594323" calcext:value-type="float">
            <text:p>594323</text:p>
          </table:table-cell>
          <table:table-cell office:value-type="float" office:value="595821" calcext:value-type="float">
            <text:p>595821</text:p>
          </table:table-cell>
          <table:table-cell office:value-type="float" office:value="1190144" calcext:value-type="float">
            <text:p>119014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8" calcext:value-type="float">
            <text:p>58</text:p>
          </table:table-cell>
          <table:table-cell office:value-type="float" office:value="577953" calcext:value-type="float">
            <text:p>577953</text:p>
          </table:table-cell>
          <table:table-cell office:value-type="float" office:value="582959" calcext:value-type="float">
            <text:p>582959</text:p>
          </table:table-cell>
          <table:table-cell office:value-type="float" office:value="1160912" calcext:value-type="float">
            <text:p>116091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59" calcext:value-type="float">
            <text:p>59</text:p>
          </table:table-cell>
          <table:table-cell office:value-type="float" office:value="558486" calcext:value-type="float">
            <text:p>558486</text:p>
          </table:table-cell>
          <table:table-cell office:value-type="float" office:value="567936" calcext:value-type="float">
            <text:p>567936</text:p>
          </table:table-cell>
          <table:table-cell office:value-type="float" office:value="1126422" calcext:value-type="float">
            <text:p>1126422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0" calcext:value-type="float">
            <text:p>60</text:p>
          </table:table-cell>
          <table:table-cell office:value-type="float" office:value="536080" calcext:value-type="float">
            <text:p>536080</text:p>
          </table:table-cell>
          <table:table-cell office:value-type="float" office:value="552816" calcext:value-type="float">
            <text:p>552816</text:p>
          </table:table-cell>
          <table:table-cell office:value-type="float" office:value="1088896" calcext:value-type="float">
            <text:p>108889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1" calcext:value-type="float">
            <text:p>61</text:p>
          </table:table-cell>
          <table:table-cell office:value-type="float" office:value="519384" calcext:value-type="float">
            <text:p>519384</text:p>
          </table:table-cell>
          <table:table-cell office:value-type="float" office:value="545713" calcext:value-type="float">
            <text:p>545713</text:p>
          </table:table-cell>
          <table:table-cell office:value-type="float" office:value="1065097" calcext:value-type="float">
            <text:p>106509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2" calcext:value-type="float">
            <text:p>62</text:p>
          </table:table-cell>
          <table:table-cell office:value-type="float" office:value="498035" calcext:value-type="float">
            <text:p>498035</text:p>
          </table:table-cell>
          <table:table-cell office:value-type="float" office:value="529608" calcext:value-type="float">
            <text:p>529608</text:p>
          </table:table-cell>
          <table:table-cell office:value-type="float" office:value="1027643" calcext:value-type="float">
            <text:p>102764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3" calcext:value-type="float">
            <text:p>63</text:p>
          </table:table-cell>
          <table:table-cell office:value-type="float" office:value="494051" calcext:value-type="float">
            <text:p>494051</text:p>
          </table:table-cell>
          <table:table-cell office:value-type="float" office:value="528204" calcext:value-type="float">
            <text:p>528204</text:p>
          </table:table-cell>
          <table:table-cell office:value-type="float" office:value="1022255" calcext:value-type="float">
            <text:p>102225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4" calcext:value-type="float">
            <text:p>64</text:p>
          </table:table-cell>
          <table:table-cell office:value-type="float" office:value="481708" calcext:value-type="float">
            <text:p>481708</text:p>
          </table:table-cell>
          <table:table-cell office:value-type="float" office:value="516457" calcext:value-type="float">
            <text:p>516457</text:p>
          </table:table-cell>
          <table:table-cell office:value-type="float" office:value="998165" calcext:value-type="float">
            <text:p>99816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5" calcext:value-type="float">
            <text:p>65</text:p>
          </table:table-cell>
          <table:table-cell office:value-type="float" office:value="478436" calcext:value-type="float">
            <text:p>478436</text:p>
          </table:table-cell>
          <table:table-cell office:value-type="float" office:value="515108" calcext:value-type="float">
            <text:p>515108</text:p>
          </table:table-cell>
          <table:table-cell office:value-type="float" office:value="993544" calcext:value-type="float">
            <text:p>99354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6" calcext:value-type="float">
            <text:p>66</text:p>
          </table:table-cell>
          <table:table-cell office:value-type="float" office:value="460601" calcext:value-type="float">
            <text:p>460601</text:p>
          </table:table-cell>
          <table:table-cell office:value-type="float" office:value="495342" calcext:value-type="float">
            <text:p>495342</text:p>
          </table:table-cell>
          <table:table-cell office:value-type="float" office:value="955943" calcext:value-type="float">
            <text:p>95594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7" calcext:value-type="float">
            <text:p>67</text:p>
          </table:table-cell>
          <table:table-cell office:value-type="float" office:value="418628" calcext:value-type="float">
            <text:p>418628</text:p>
          </table:table-cell>
          <table:table-cell office:value-type="float" office:value="449827" calcext:value-type="float">
            <text:p>449827</text:p>
          </table:table-cell>
          <table:table-cell office:value-type="float" office:value="868455" calcext:value-type="float">
            <text:p>86845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8" calcext:value-type="float">
            <text:p>68</text:p>
          </table:table-cell>
          <table:table-cell office:value-type="float" office:value="388193" calcext:value-type="float">
            <text:p>388193</text:p>
          </table:table-cell>
          <table:table-cell office:value-type="float" office:value="423014" calcext:value-type="float">
            <text:p>423014</text:p>
          </table:table-cell>
          <table:table-cell office:value-type="float" office:value="811207" calcext:value-type="float">
            <text:p>811207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69" calcext:value-type="float">
            <text:p>69</text:p>
          </table:table-cell>
          <table:table-cell office:value-type="float" office:value="334464" calcext:value-type="float">
            <text:p>334464</text:p>
          </table:table-cell>
          <table:table-cell office:value-type="float" office:value="368271" calcext:value-type="float">
            <text:p>368271</text:p>
          </table:table-cell>
          <table:table-cell office:value-type="float" office:value="702735" calcext:value-type="float">
            <text:p>70273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0" calcext:value-type="float">
            <text:p>70</text:p>
          </table:table-cell>
          <table:table-cell office:value-type="float" office:value="287518" calcext:value-type="float">
            <text:p>287518</text:p>
          </table:table-cell>
          <table:table-cell office:value-type="float" office:value="325616" calcext:value-type="float">
            <text:p>325616</text:p>
          </table:table-cell>
          <table:table-cell office:value-type="float" office:value="613134" calcext:value-type="float">
            <text:p>61313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1" calcext:value-type="float">
            <text:p>71</text:p>
          </table:table-cell>
          <table:table-cell office:value-type="float" office:value="381396" calcext:value-type="float">
            <text:p>381396</text:p>
          </table:table-cell>
          <table:table-cell office:value-type="float" office:value="431418" calcext:value-type="float">
            <text:p>431418</text:p>
          </table:table-cell>
          <table:table-cell office:value-type="float" office:value="812814" calcext:value-type="float">
            <text:p>81281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2" calcext:value-type="float">
            <text:p>72</text:p>
          </table:table-cell>
          <table:table-cell office:value-type="float" office:value="382470" calcext:value-type="float">
            <text:p>382470</text:p>
          </table:table-cell>
          <table:table-cell office:value-type="float" office:value="435355" calcext:value-type="float">
            <text:p>435355</text:p>
          </table:table-cell>
          <table:table-cell office:value-type="float" office:value="817825" calcext:value-type="float">
            <text:p>81782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3" calcext:value-type="float">
            <text:p>73</text:p>
          </table:table-cell>
          <table:table-cell office:value-type="float" office:value="364626" calcext:value-type="float">
            <text:p>364626</text:p>
          </table:table-cell>
          <table:table-cell office:value-type="float" office:value="419698" calcext:value-type="float">
            <text:p>419698</text:p>
          </table:table-cell>
          <table:table-cell office:value-type="float" office:value="784324" calcext:value-type="float">
            <text:p>78432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4" calcext:value-type="float">
            <text:p>74</text:p>
          </table:table-cell>
          <table:table-cell office:value-type="float" office:value="431361" calcext:value-type="float">
            <text:p>431361</text:p>
          </table:table-cell>
          <table:table-cell office:value-type="float" office:value="509735" calcext:value-type="float">
            <text:p>509735</text:p>
          </table:table-cell>
          <table:table-cell office:value-type="float" office:value="941096" calcext:value-type="float">
            <text:p>94109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5" calcext:value-type="float">
            <text:p>75</text:p>
          </table:table-cell>
          <table:table-cell office:value-type="float" office:value="441132" calcext:value-type="float">
            <text:p>441132</text:p>
          </table:table-cell>
          <table:table-cell office:value-type="float" office:value="533183" calcext:value-type="float">
            <text:p>533183</text:p>
          </table:table-cell>
          <table:table-cell office:value-type="float" office:value="974315" calcext:value-type="float">
            <text:p>97431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6" calcext:value-type="float">
            <text:p>76</text:p>
          </table:table-cell>
          <table:table-cell office:value-type="float" office:value="420883" calcext:value-type="float">
            <text:p>420883</text:p>
          </table:table-cell>
          <table:table-cell office:value-type="float" office:value="520075" calcext:value-type="float">
            <text:p>520075</text:p>
          </table:table-cell>
          <table:table-cell office:value-type="float" office:value="940958" calcext:value-type="float">
            <text:p>940958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7" calcext:value-type="float">
            <text:p>77</text:p>
          </table:table-cell>
          <table:table-cell office:value-type="float" office:value="379043" calcext:value-type="float">
            <text:p>379043</text:p>
          </table:table-cell>
          <table:table-cell office:value-type="float" office:value="476392" calcext:value-type="float">
            <text:p>476392</text:p>
          </table:table-cell>
          <table:table-cell office:value-type="float" office:value="855435" calcext:value-type="float">
            <text:p>85543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8" calcext:value-type="float">
            <text:p>78</text:p>
          </table:table-cell>
          <table:table-cell office:value-type="float" office:value="338294" calcext:value-type="float">
            <text:p>338294</text:p>
          </table:table-cell>
          <table:table-cell office:value-type="float" office:value="436966" calcext:value-type="float">
            <text:p>436966</text:p>
          </table:table-cell>
          <table:table-cell office:value-type="float" office:value="775260" calcext:value-type="float">
            <text:p>77526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79" calcext:value-type="float">
            <text:p>79</text:p>
          </table:table-cell>
          <table:table-cell office:value-type="float" office:value="310317" calcext:value-type="float">
            <text:p>310317</text:p>
          </table:table-cell>
          <table:table-cell office:value-type="float" office:value="413613" calcext:value-type="float">
            <text:p>413613</text:p>
          </table:table-cell>
          <table:table-cell office:value-type="float" office:value="723930" calcext:value-type="float">
            <text:p>723930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0" calcext:value-type="float">
            <text:p>80</text:p>
          </table:table-cell>
          <table:table-cell office:value-type="float" office:value="281699" calcext:value-type="float">
            <text:p>281699</text:p>
          </table:table-cell>
          <table:table-cell office:value-type="float" office:value="387957" calcext:value-type="float">
            <text:p>387957</text:p>
          </table:table-cell>
          <table:table-cell office:value-type="float" office:value="669656" calcext:value-type="float">
            <text:p>669656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1" calcext:value-type="float">
            <text:p>81</text:p>
          </table:table-cell>
          <table:table-cell office:value-type="float" office:value="243568" calcext:value-type="float">
            <text:p>243568</text:p>
          </table:table-cell>
          <table:table-cell office:value-type="float" office:value="347107" calcext:value-type="float">
            <text:p>347107</text:p>
          </table:table-cell>
          <table:table-cell office:value-type="float" office:value="590675" calcext:value-type="float">
            <text:p>590675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2" calcext:value-type="float">
            <text:p>82</text:p>
          </table:table-cell>
          <table:table-cell office:value-type="float" office:value="180373" calcext:value-type="float">
            <text:p>180373</text:p>
          </table:table-cell>
          <table:table-cell office:value-type="float" office:value="268040" calcext:value-type="float">
            <text:p>268040</text:p>
          </table:table-cell>
          <table:table-cell office:value-type="float" office:value="448413" calcext:value-type="float">
            <text:p>448413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3" calcext:value-type="float">
            <text:p>83</text:p>
          </table:table-cell>
          <table:table-cell office:value-type="float" office:value="163714" calcext:value-type="float">
            <text:p>163714</text:p>
          </table:table-cell>
          <table:table-cell office:value-type="float" office:value="255410" calcext:value-type="float">
            <text:p>255410</text:p>
          </table:table-cell>
          <table:table-cell office:value-type="float" office:value="419124" calcext:value-type="float">
            <text:p>41912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4" calcext:value-type="float">
            <text:p>84</text:p>
          </table:table-cell>
          <table:table-cell office:value-type="float" office:value="150123" calcext:value-type="float">
            <text:p>150123</text:p>
          </table:table-cell>
          <table:table-cell office:value-type="float" office:value="246421" calcext:value-type="float">
            <text:p>246421</text:p>
          </table:table-cell>
          <table:table-cell office:value-type="float" office:value="396544" calcext:value-type="float">
            <text:p>396544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float" office:value="85" calcext:value-type="float">
            <text:p>85</text:p>
          </table:table-cell>
          <table:table-cell office:value-type="float" office:value="668202" calcext:value-type="float">
            <text:p>668202</text:p>
          </table:table-cell>
          <table:table-cell office:value-type="float" office:value="1536589" calcext:value-type="float">
            <text:p>1536589</text:p>
          </table:table-cell>
          <table:table-cell office:value-type="float" office:value="2204791" calcext:value-type="float">
            <text:p>220479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0" calcext:value-type="float">
            <text:p>0</text:p>
          </table:table-cell>
          <table:table-cell office:value-type="float" office:value="403564" calcext:value-type="float">
            <text:p>403564</text:p>
          </table:table-cell>
          <table:table-cell office:value-type="float" office:value="384735" calcext:value-type="float">
            <text:p>384735</text:p>
          </table:table-cell>
          <table:table-cell office:value-type="float" office:value="788299" calcext:value-type="float">
            <text:p>78829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" calcext:value-type="float">
            <text:p>1</text:p>
          </table:table-cell>
          <table:table-cell office:value-type="float" office:value="391699" calcext:value-type="float">
            <text:p>391699</text:p>
          </table:table-cell>
          <table:table-cell office:value-type="float" office:value="370820" calcext:value-type="float">
            <text:p>370820</text:p>
          </table:table-cell>
          <table:table-cell office:value-type="float" office:value="762519" calcext:value-type="float">
            <text:p>76251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" calcext:value-type="float">
            <text:p>2</text:p>
          </table:table-cell>
          <table:table-cell office:value-type="float" office:value="386856" calcext:value-type="float">
            <text:p>386856</text:p>
          </table:table-cell>
          <table:table-cell office:value-type="float" office:value="366361" calcext:value-type="float">
            <text:p>366361</text:p>
          </table:table-cell>
          <table:table-cell office:value-type="float" office:value="753217" calcext:value-type="float">
            <text:p>75321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" calcext:value-type="float">
            <text:p>3</text:p>
          </table:table-cell>
          <table:table-cell office:value-type="float" office:value="373724" calcext:value-type="float">
            <text:p>373724</text:p>
          </table:table-cell>
          <table:table-cell office:value-type="float" office:value="353479" calcext:value-type="float">
            <text:p>353479</text:p>
          </table:table-cell>
          <table:table-cell office:value-type="float" office:value="727203" calcext:value-type="float">
            <text:p>72720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" calcext:value-type="float">
            <text:p>4</text:p>
          </table:table-cell>
          <table:table-cell office:value-type="float" office:value="372745" calcext:value-type="float">
            <text:p>372745</text:p>
          </table:table-cell>
          <table:table-cell office:value-type="float" office:value="352463" calcext:value-type="float">
            <text:p>352463</text:p>
          </table:table-cell>
          <table:table-cell office:value-type="float" office:value="725208" calcext:value-type="float">
            <text:p>72520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" calcext:value-type="float">
            <text:p>5</text:p>
          </table:table-cell>
          <table:table-cell office:value-type="float" office:value="364483" calcext:value-type="float">
            <text:p>364483</text:p>
          </table:table-cell>
          <table:table-cell office:value-type="float" office:value="345166" calcext:value-type="float">
            <text:p>345166</text:p>
          </table:table-cell>
          <table:table-cell office:value-type="float" office:value="709649" calcext:value-type="float">
            <text:p>70964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" calcext:value-type="float">
            <text:p>6</text:p>
          </table:table-cell>
          <table:table-cell office:value-type="float" office:value="372791" calcext:value-type="float">
            <text:p>372791</text:p>
          </table:table-cell>
          <table:table-cell office:value-type="float" office:value="353199" calcext:value-type="float">
            <text:p>353199</text:p>
          </table:table-cell>
          <table:table-cell office:value-type="float" office:value="725990" calcext:value-type="float">
            <text:p>72599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" calcext:value-type="float">
            <text:p>7</text:p>
          </table:table-cell>
          <table:table-cell office:value-type="float" office:value="367520" calcext:value-type="float">
            <text:p>367520</text:p>
          </table:table-cell>
          <table:table-cell office:value-type="float" office:value="347094" calcext:value-type="float">
            <text:p>347094</text:p>
          </table:table-cell>
          <table:table-cell office:value-type="float" office:value="714614" calcext:value-type="float">
            <text:p>71461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" calcext:value-type="float">
            <text:p>8</text:p>
          </table:table-cell>
          <table:table-cell office:value-type="float" office:value="376926" calcext:value-type="float">
            <text:p>376926</text:p>
          </table:table-cell>
          <table:table-cell office:value-type="float" office:value="356978" calcext:value-type="float">
            <text:p>356978</text:p>
          </table:table-cell>
          <table:table-cell office:value-type="float" office:value="733904" calcext:value-type="float">
            <text:p>73390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9" calcext:value-type="float">
            <text:p>9</text:p>
          </table:table-cell>
          <table:table-cell office:value-type="float" office:value="375470" calcext:value-type="float">
            <text:p>375470</text:p>
          </table:table-cell>
          <table:table-cell office:value-type="float" office:value="354300" calcext:value-type="float">
            <text:p>354300</text:p>
          </table:table-cell>
          <table:table-cell office:value-type="float" office:value="729770" calcext:value-type="float">
            <text:p>72977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0" calcext:value-type="float">
            <text:p>10</text:p>
          </table:table-cell>
          <table:table-cell office:value-type="float" office:value="368644" calcext:value-type="float">
            <text:p>368644</text:p>
          </table:table-cell>
          <table:table-cell office:value-type="float" office:value="346854" calcext:value-type="float">
            <text:p>346854</text:p>
          </table:table-cell>
          <table:table-cell office:value-type="float" office:value="715498" calcext:value-type="float">
            <text:p>71549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1" calcext:value-type="float">
            <text:p>11</text:p>
          </table:table-cell>
          <table:table-cell office:value-type="float" office:value="372775" calcext:value-type="float">
            <text:p>372775</text:p>
          </table:table-cell>
          <table:table-cell office:value-type="float" office:value="352305" calcext:value-type="float">
            <text:p>352305</text:p>
          </table:table-cell>
          <table:table-cell office:value-type="float" office:value="725080" calcext:value-type="float">
            <text:p>72508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2" calcext:value-type="float">
            <text:p>12</text:p>
          </table:table-cell>
          <table:table-cell office:value-type="float" office:value="381238" calcext:value-type="float">
            <text:p>381238</text:p>
          </table:table-cell>
          <table:table-cell office:value-type="float" office:value="360196" calcext:value-type="float">
            <text:p>360196</text:p>
          </table:table-cell>
          <table:table-cell office:value-type="float" office:value="741434" calcext:value-type="float">
            <text:p>74143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3" calcext:value-type="float">
            <text:p>13</text:p>
          </table:table-cell>
          <table:table-cell office:value-type="float" office:value="381743" calcext:value-type="float">
            <text:p>381743</text:p>
          </table:table-cell>
          <table:table-cell office:value-type="float" office:value="360084" calcext:value-type="float">
            <text:p>360084</text:p>
          </table:table-cell>
          <table:table-cell office:value-type="float" office:value="741827" calcext:value-type="float">
            <text:p>74182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4" calcext:value-type="float">
            <text:p>14</text:p>
          </table:table-cell>
          <table:table-cell office:value-type="float" office:value="389122" calcext:value-type="float">
            <text:p>389122</text:p>
          </table:table-cell>
          <table:table-cell office:value-type="float" office:value="365234" calcext:value-type="float">
            <text:p>365234</text:p>
          </table:table-cell>
          <table:table-cell office:value-type="float" office:value="754356" calcext:value-type="float">
            <text:p>754356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5" calcext:value-type="float">
            <text:p>15</text:p>
          </table:table-cell>
          <table:table-cell office:value-type="float" office:value="401366" calcext:value-type="float">
            <text:p>401366</text:p>
          </table:table-cell>
          <table:table-cell office:value-type="float" office:value="373495" calcext:value-type="float">
            <text:p>373495</text:p>
          </table:table-cell>
          <table:table-cell office:value-type="float" office:value="774861" calcext:value-type="float">
            <text:p>77486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6" calcext:value-type="float">
            <text:p>16</text:p>
          </table:table-cell>
          <table:table-cell office:value-type="float" office:value="425176" calcext:value-type="float">
            <text:p>425176</text:p>
          </table:table-cell>
          <table:table-cell office:value-type="float" office:value="391999" calcext:value-type="float">
            <text:p>391999</text:p>
          </table:table-cell>
          <table:table-cell office:value-type="float" office:value="817175" calcext:value-type="float">
            <text:p>817175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7" calcext:value-type="float">
            <text:p>17</text:p>
          </table:table-cell>
          <table:table-cell office:value-type="float" office:value="437671" calcext:value-type="float">
            <text:p>437671</text:p>
          </table:table-cell>
          <table:table-cell office:value-type="float" office:value="391987" calcext:value-type="float">
            <text:p>391987</text:p>
          </table:table-cell>
          <table:table-cell office:value-type="float" office:value="829658" calcext:value-type="float">
            <text:p>82965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8" calcext:value-type="float">
            <text:p>18</text:p>
          </table:table-cell>
          <table:table-cell office:value-type="float" office:value="448700" calcext:value-type="float">
            <text:p>448700</text:p>
          </table:table-cell>
          <table:table-cell office:value-type="float" office:value="403949" calcext:value-type="float">
            <text:p>403949</text:p>
          </table:table-cell>
          <table:table-cell office:value-type="float" office:value="852649" calcext:value-type="float">
            <text:p>85264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19" calcext:value-type="float">
            <text:p>19</text:p>
          </table:table-cell>
          <table:table-cell office:value-type="float" office:value="474485" calcext:value-type="float">
            <text:p>474485</text:p>
          </table:table-cell>
          <table:table-cell office:value-type="float" office:value="424041" calcext:value-type="float">
            <text:p>424041</text:p>
          </table:table-cell>
          <table:table-cell office:value-type="float" office:value="898526" calcext:value-type="float">
            <text:p>898526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0" calcext:value-type="float">
            <text:p>20</text:p>
          </table:table-cell>
          <table:table-cell office:value-type="float" office:value="472015" calcext:value-type="float">
            <text:p>472015</text:p>
          </table:table-cell>
          <table:table-cell office:value-type="float" office:value="424854" calcext:value-type="float">
            <text:p>424854</text:p>
          </table:table-cell>
          <table:table-cell office:value-type="float" office:value="896869" calcext:value-type="float">
            <text:p>89686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1" calcext:value-type="float">
            <text:p>21</text:p>
          </table:table-cell>
          <table:table-cell office:value-type="float" office:value="464476" calcext:value-type="float">
            <text:p>464476</text:p>
          </table:table-cell>
          <table:table-cell office:value-type="float" office:value="419395" calcext:value-type="float">
            <text:p>419395</text:p>
          </table:table-cell>
          <table:table-cell office:value-type="float" office:value="883871" calcext:value-type="float">
            <text:p>88387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2" calcext:value-type="float">
            <text:p>22</text:p>
          </table:table-cell>
          <table:table-cell office:value-type="float" office:value="472217" calcext:value-type="float">
            <text:p>472217</text:p>
          </table:table-cell>
          <table:table-cell office:value-type="float" office:value="428110" calcext:value-type="float">
            <text:p>428110</text:p>
          </table:table-cell>
          <table:table-cell office:value-type="float" office:value="900327" calcext:value-type="float">
            <text:p>90032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3" calcext:value-type="float">
            <text:p>23</text:p>
          </table:table-cell>
          <table:table-cell office:value-type="float" office:value="488896" calcext:value-type="float">
            <text:p>488896</text:p>
          </table:table-cell>
          <table:table-cell office:value-type="float" office:value="446961" calcext:value-type="float">
            <text:p>446961</text:p>
          </table:table-cell>
          <table:table-cell office:value-type="float" office:value="935857" calcext:value-type="float">
            <text:p>93585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4" calcext:value-type="float">
            <text:p>24</text:p>
          </table:table-cell>
          <table:table-cell office:value-type="float" office:value="498326" calcext:value-type="float">
            <text:p>498326</text:p>
          </table:table-cell>
          <table:table-cell office:value-type="float" office:value="458781" calcext:value-type="float">
            <text:p>458781</text:p>
          </table:table-cell>
          <table:table-cell office:value-type="float" office:value="957107" calcext:value-type="float">
            <text:p>95710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5" calcext:value-type="float">
            <text:p>25</text:p>
          </table:table-cell>
          <table:table-cell office:value-type="float" office:value="517835" calcext:value-type="float">
            <text:p>517835</text:p>
          </table:table-cell>
          <table:table-cell office:value-type="float" office:value="478296" calcext:value-type="float">
            <text:p>478296</text:p>
          </table:table-cell>
          <table:table-cell office:value-type="float" office:value="996131" calcext:value-type="float">
            <text:p>99613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6" calcext:value-type="float">
            <text:p>26</text:p>
          </table:table-cell>
          <table:table-cell office:value-type="float" office:value="569618" calcext:value-type="float">
            <text:p>569618</text:p>
          </table:table-cell>
          <table:table-cell office:value-type="float" office:value="524395" calcext:value-type="float">
            <text:p>524395</text:p>
          </table:table-cell>
          <table:table-cell office:value-type="float" office:value="1094013" calcext:value-type="float">
            <text:p>109401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7" calcext:value-type="float">
            <text:p>27</text:p>
          </table:table-cell>
          <table:table-cell office:value-type="float" office:value="560561" calcext:value-type="float">
            <text:p>560561</text:p>
          </table:table-cell>
          <table:table-cell office:value-type="float" office:value="520945" calcext:value-type="float">
            <text:p>520945</text:p>
          </table:table-cell>
          <table:table-cell office:value-type="float" office:value="1081506" calcext:value-type="float">
            <text:p>1081506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8" calcext:value-type="float">
            <text:p>28</text:p>
          </table:table-cell>
          <table:table-cell office:value-type="float" office:value="576162" calcext:value-type="float">
            <text:p>576162</text:p>
          </table:table-cell>
          <table:table-cell office:value-type="float" office:value="532729" calcext:value-type="float">
            <text:p>532729</text:p>
          </table:table-cell>
          <table:table-cell office:value-type="float" office:value="1108891" calcext:value-type="float">
            <text:p>110889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29" calcext:value-type="float">
            <text:p>29</text:p>
          </table:table-cell>
          <table:table-cell office:value-type="float" office:value="562929" calcext:value-type="float">
            <text:p>562929</text:p>
          </table:table-cell>
          <table:table-cell office:value-type="float" office:value="523286" calcext:value-type="float">
            <text:p>523286</text:p>
          </table:table-cell>
          <table:table-cell office:value-type="float" office:value="1086215" calcext:value-type="float">
            <text:p>1086215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0" calcext:value-type="float">
            <text:p>30</text:p>
          </table:table-cell>
          <table:table-cell office:value-type="float" office:value="550259" calcext:value-type="float">
            <text:p>550259</text:p>
          </table:table-cell>
          <table:table-cell office:value-type="float" office:value="517944" calcext:value-type="float">
            <text:p>517944</text:p>
          </table:table-cell>
          <table:table-cell office:value-type="float" office:value="1068203" calcext:value-type="float">
            <text:p>106820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1" calcext:value-type="float">
            <text:p>31</text:p>
          </table:table-cell>
          <table:table-cell office:value-type="float" office:value="532987" calcext:value-type="float">
            <text:p>532987</text:p>
          </table:table-cell>
          <table:table-cell office:value-type="float" office:value="503341" calcext:value-type="float">
            <text:p>503341</text:p>
          </table:table-cell>
          <table:table-cell office:value-type="float" office:value="1036328" calcext:value-type="float">
            <text:p>103632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2" calcext:value-type="float">
            <text:p>32</text:p>
          </table:table-cell>
          <table:table-cell office:value-type="float" office:value="528086" calcext:value-type="float">
            <text:p>528086</text:p>
          </table:table-cell>
          <table:table-cell office:value-type="float" office:value="501801" calcext:value-type="float">
            <text:p>501801</text:p>
          </table:table-cell>
          <table:table-cell office:value-type="float" office:value="1029887" calcext:value-type="float">
            <text:p>102988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3" calcext:value-type="float">
            <text:p>33</text:p>
          </table:table-cell>
          <table:table-cell office:value-type="float" office:value="527169" calcext:value-type="float">
            <text:p>527169</text:p>
          </table:table-cell>
          <table:table-cell office:value-type="float" office:value="505012" calcext:value-type="float">
            <text:p>505012</text:p>
          </table:table-cell>
          <table:table-cell office:value-type="float" office:value="1032181" calcext:value-type="float">
            <text:p>103218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4" calcext:value-type="float">
            <text:p>34</text:p>
          </table:table-cell>
          <table:table-cell office:value-type="float" office:value="537679" calcext:value-type="float">
            <text:p>537679</text:p>
          </table:table-cell>
          <table:table-cell office:value-type="float" office:value="516797" calcext:value-type="float">
            <text:p>516797</text:p>
          </table:table-cell>
          <table:table-cell office:value-type="float" office:value="1054476" calcext:value-type="float">
            <text:p>1054476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5" calcext:value-type="float">
            <text:p>35</text:p>
          </table:table-cell>
          <table:table-cell office:value-type="float" office:value="529587" calcext:value-type="float">
            <text:p>529587</text:p>
          </table:table-cell>
          <table:table-cell office:value-type="float" office:value="515876" calcext:value-type="float">
            <text:p>515876</text:p>
          </table:table-cell>
          <table:table-cell office:value-type="float" office:value="1045463" calcext:value-type="float">
            <text:p>104546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6" calcext:value-type="float">
            <text:p>36</text:p>
          </table:table-cell>
          <table:table-cell office:value-type="float" office:value="531441" calcext:value-type="float">
            <text:p>531441</text:p>
          </table:table-cell>
          <table:table-cell office:value-type="float" office:value="519009" calcext:value-type="float">
            <text:p>519009</text:p>
          </table:table-cell>
          <table:table-cell office:value-type="float" office:value="1050450" calcext:value-type="float">
            <text:p>105045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7" calcext:value-type="float">
            <text:p>37</text:p>
          </table:table-cell>
          <table:table-cell office:value-type="float" office:value="504917" calcext:value-type="float">
            <text:p>504917</text:p>
          </table:table-cell>
          <table:table-cell office:value-type="float" office:value="494747" calcext:value-type="float">
            <text:p>494747</text:p>
          </table:table-cell>
          <table:table-cell office:value-type="float" office:value="999664" calcext:value-type="float">
            <text:p>99966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8" calcext:value-type="float">
            <text:p>38</text:p>
          </table:table-cell>
          <table:table-cell office:value-type="float" office:value="497865" calcext:value-type="float">
            <text:p>497865</text:p>
          </table:table-cell>
          <table:table-cell office:value-type="float" office:value="487725" calcext:value-type="float">
            <text:p>487725</text:p>
          </table:table-cell>
          <table:table-cell office:value-type="float" office:value="985590" calcext:value-type="float">
            <text:p>98559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39" calcext:value-type="float">
            <text:p>39</text:p>
          </table:table-cell>
          <table:table-cell office:value-type="float" office:value="493796" calcext:value-type="float">
            <text:p>493796</text:p>
          </table:table-cell>
          <table:table-cell office:value-type="float" office:value="483075" calcext:value-type="float">
            <text:p>483075</text:p>
          </table:table-cell>
          <table:table-cell office:value-type="float" office:value="976871" calcext:value-type="float">
            <text:p>97687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0" calcext:value-type="float">
            <text:p>40</text:p>
          </table:table-cell>
          <table:table-cell office:value-type="float" office:value="482589" calcext:value-type="float">
            <text:p>482589</text:p>
          </table:table-cell>
          <table:table-cell office:value-type="float" office:value="475288" calcext:value-type="float">
            <text:p>475288</text:p>
          </table:table-cell>
          <table:table-cell office:value-type="float" office:value="957877" calcext:value-type="float">
            <text:p>95787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1" calcext:value-type="float">
            <text:p>41</text:p>
          </table:table-cell>
          <table:table-cell office:value-type="float" office:value="471244" calcext:value-type="float">
            <text:p>471244</text:p>
          </table:table-cell>
          <table:table-cell office:value-type="float" office:value="461879" calcext:value-type="float">
            <text:p>461879</text:p>
          </table:table-cell>
          <table:table-cell office:value-type="float" office:value="933123" calcext:value-type="float">
            <text:p>93312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2" calcext:value-type="float">
            <text:p>42</text:p>
          </table:table-cell>
          <table:table-cell office:value-type="float" office:value="475382" calcext:value-type="float">
            <text:p>475382</text:p>
          </table:table-cell>
          <table:table-cell office:value-type="float" office:value="469802" calcext:value-type="float">
            <text:p>469802</text:p>
          </table:table-cell>
          <table:table-cell office:value-type="float" office:value="945184" calcext:value-type="float">
            <text:p>94518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3" calcext:value-type="float">
            <text:p>43</text:p>
          </table:table-cell>
          <table:table-cell office:value-type="float" office:value="478790" calcext:value-type="float">
            <text:p>478790</text:p>
          </table:table-cell>
          <table:table-cell office:value-type="float" office:value="474234" calcext:value-type="float">
            <text:p>474234</text:p>
          </table:table-cell>
          <table:table-cell office:value-type="float" office:value="953024" calcext:value-type="float">
            <text:p>95302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4" calcext:value-type="float">
            <text:p>44</text:p>
          </table:table-cell>
          <table:table-cell office:value-type="float" office:value="520352" calcext:value-type="float">
            <text:p>520352</text:p>
          </table:table-cell>
          <table:table-cell office:value-type="float" office:value="512426" calcext:value-type="float">
            <text:p>512426</text:p>
          </table:table-cell>
          <table:table-cell office:value-type="float" office:value="1032778" calcext:value-type="float">
            <text:p>103277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5" calcext:value-type="float">
            <text:p>45</text:p>
          </table:table-cell>
          <table:table-cell office:value-type="float" office:value="573121" calcext:value-type="float">
            <text:p>573121</text:p>
          </table:table-cell>
          <table:table-cell office:value-type="float" office:value="562689" calcext:value-type="float">
            <text:p>562689</text:p>
          </table:table-cell>
          <table:table-cell office:value-type="float" office:value="1135810" calcext:value-type="float">
            <text:p>113581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6" calcext:value-type="float">
            <text:p>46</text:p>
          </table:table-cell>
          <table:table-cell office:value-type="float" office:value="594048" calcext:value-type="float">
            <text:p>594048</text:p>
          </table:table-cell>
          <table:table-cell office:value-type="float" office:value="583694" calcext:value-type="float">
            <text:p>583694</text:p>
          </table:table-cell>
          <table:table-cell office:value-type="float" office:value="1177742" calcext:value-type="float">
            <text:p>117774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7" calcext:value-type="float">
            <text:p>47</text:p>
          </table:table-cell>
          <table:table-cell office:value-type="float" office:value="639442" calcext:value-type="float">
            <text:p>639442</text:p>
          </table:table-cell>
          <table:table-cell office:value-type="float" office:value="624889" calcext:value-type="float">
            <text:p>624889</text:p>
          </table:table-cell>
          <table:table-cell office:value-type="float" office:value="1264331" calcext:value-type="float">
            <text:p>126433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8" calcext:value-type="float">
            <text:p>48</text:p>
          </table:table-cell>
          <table:table-cell office:value-type="float" office:value="669654" calcext:value-type="float">
            <text:p>669654</text:p>
          </table:table-cell>
          <table:table-cell office:value-type="float" office:value="654117" calcext:value-type="float">
            <text:p>654117</text:p>
          </table:table-cell>
          <table:table-cell office:value-type="float" office:value="1323771" calcext:value-type="float">
            <text:p>132377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49" calcext:value-type="float">
            <text:p>49</text:p>
          </table:table-cell>
          <table:table-cell office:value-type="float" office:value="686478" calcext:value-type="float">
            <text:p>686478</text:p>
          </table:table-cell>
          <table:table-cell office:value-type="float" office:value="671780" calcext:value-type="float">
            <text:p>671780</text:p>
          </table:table-cell>
          <table:table-cell office:value-type="float" office:value="1358258" calcext:value-type="float">
            <text:p>135825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0" calcext:value-type="float">
            <text:p>50</text:p>
          </table:table-cell>
          <table:table-cell office:value-type="float" office:value="704842" calcext:value-type="float">
            <text:p>704842</text:p>
          </table:table-cell>
          <table:table-cell office:value-type="float" office:value="689115" calcext:value-type="float">
            <text:p>689115</text:p>
          </table:table-cell>
          <table:table-cell office:value-type="float" office:value="1393957" calcext:value-type="float">
            <text:p>139395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1" calcext:value-type="float">
            <text:p>51</text:p>
          </table:table-cell>
          <table:table-cell office:value-type="float" office:value="707768" calcext:value-type="float">
            <text:p>707768</text:p>
          </table:table-cell>
          <table:table-cell office:value-type="float" office:value="689985" calcext:value-type="float">
            <text:p>689985</text:p>
          </table:table-cell>
          <table:table-cell office:value-type="float" office:value="1397753" calcext:value-type="float">
            <text:p>139775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2" calcext:value-type="float">
            <text:p>52</text:p>
          </table:table-cell>
          <table:table-cell office:value-type="float" office:value="718576" calcext:value-type="float">
            <text:p>718576</text:p>
          </table:table-cell>
          <table:table-cell office:value-type="float" office:value="703375" calcext:value-type="float">
            <text:p>703375</text:p>
          </table:table-cell>
          <table:table-cell office:value-type="float" office:value="1421951" calcext:value-type="float">
            <text:p>142195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3" calcext:value-type="float">
            <text:p>53</text:p>
          </table:table-cell>
          <table:table-cell office:value-type="float" office:value="710558" calcext:value-type="float">
            <text:p>710558</text:p>
          </table:table-cell>
          <table:table-cell office:value-type="float" office:value="698174" calcext:value-type="float">
            <text:p>698174</text:p>
          </table:table-cell>
          <table:table-cell office:value-type="float" office:value="1408732" calcext:value-type="float">
            <text:p>140873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4" calcext:value-type="float">
            <text:p>54</text:p>
          </table:table-cell>
          <table:table-cell office:value-type="float" office:value="684508" calcext:value-type="float">
            <text:p>684508</text:p>
          </table:table-cell>
          <table:table-cell office:value-type="float" office:value="677406" calcext:value-type="float">
            <text:p>677406</text:p>
          </table:table-cell>
          <table:table-cell office:value-type="float" office:value="1361914" calcext:value-type="float">
            <text:p>136191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5" calcext:value-type="float">
            <text:p>55</text:p>
          </table:table-cell>
          <table:table-cell office:value-type="float" office:value="670968" calcext:value-type="float">
            <text:p>670968</text:p>
          </table:table-cell>
          <table:table-cell office:value-type="float" office:value="669440" calcext:value-type="float">
            <text:p>669440</text:p>
          </table:table-cell>
          <table:table-cell office:value-type="float" office:value="1340408" calcext:value-type="float">
            <text:p>134040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6" calcext:value-type="float">
            <text:p>56</text:p>
          </table:table-cell>
          <table:table-cell office:value-type="float" office:value="646119" calcext:value-type="float">
            <text:p>646119</text:p>
          </table:table-cell>
          <table:table-cell office:value-type="float" office:value="647001" calcext:value-type="float">
            <text:p>647001</text:p>
          </table:table-cell>
          <table:table-cell office:value-type="float" office:value="1293120" calcext:value-type="float">
            <text:p>129312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7" calcext:value-type="float">
            <text:p>57</text:p>
          </table:table-cell>
          <table:table-cell office:value-type="float" office:value="626157" calcext:value-type="float">
            <text:p>626157</text:p>
          </table:table-cell>
          <table:table-cell office:value-type="float" office:value="628398" calcext:value-type="float">
            <text:p>628398</text:p>
          </table:table-cell>
          <table:table-cell office:value-type="float" office:value="1254555" calcext:value-type="float">
            <text:p>1254555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8" calcext:value-type="float">
            <text:p>58</text:p>
          </table:table-cell>
          <table:table-cell office:value-type="float" office:value="589191" calcext:value-type="float">
            <text:p>589191</text:p>
          </table:table-cell>
          <table:table-cell office:value-type="float" office:value="593393" calcext:value-type="float">
            <text:p>593393</text:p>
          </table:table-cell>
          <table:table-cell office:value-type="float" office:value="1182584" calcext:value-type="float">
            <text:p>118258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59" calcext:value-type="float">
            <text:p>59</text:p>
          </table:table-cell>
          <table:table-cell office:value-type="float" office:value="572312" calcext:value-type="float">
            <text:p>572312</text:p>
          </table:table-cell>
          <table:table-cell office:value-type="float" office:value="580147" calcext:value-type="float">
            <text:p>580147</text:p>
          </table:table-cell>
          <table:table-cell office:value-type="float" office:value="1152459" calcext:value-type="float">
            <text:p>115245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0" calcext:value-type="float">
            <text:p>60</text:p>
          </table:table-cell>
          <table:table-cell office:value-type="float" office:value="552474" calcext:value-type="float">
            <text:p>552474</text:p>
          </table:table-cell>
          <table:table-cell office:value-type="float" office:value="565179" calcext:value-type="float">
            <text:p>565179</text:p>
          </table:table-cell>
          <table:table-cell office:value-type="float" office:value="1117653" calcext:value-type="float">
            <text:p>111765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1" calcext:value-type="float">
            <text:p>61</text:p>
          </table:table-cell>
          <table:table-cell office:value-type="float" office:value="530011" calcext:value-type="float">
            <text:p>530011</text:p>
          </table:table-cell>
          <table:table-cell office:value-type="float" office:value="549761" calcext:value-type="float">
            <text:p>549761</text:p>
          </table:table-cell>
          <table:table-cell office:value-type="float" office:value="1079772" calcext:value-type="float">
            <text:p>107977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2" calcext:value-type="float">
            <text:p>62</text:p>
          </table:table-cell>
          <table:table-cell office:value-type="float" office:value="513037" calcext:value-type="float">
            <text:p>513037</text:p>
          </table:table-cell>
          <table:table-cell office:value-type="float" office:value="542480" calcext:value-type="float">
            <text:p>542480</text:p>
          </table:table-cell>
          <table:table-cell office:value-type="float" office:value="1055517" calcext:value-type="float">
            <text:p>105551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3" calcext:value-type="float">
            <text:p>63</text:p>
          </table:table-cell>
          <table:table-cell office:value-type="float" office:value="491105" calcext:value-type="float">
            <text:p>491105</text:p>
          </table:table-cell>
          <table:table-cell office:value-type="float" office:value="526042" calcext:value-type="float">
            <text:p>526042</text:p>
          </table:table-cell>
          <table:table-cell office:value-type="float" office:value="1017147" calcext:value-type="float">
            <text:p>101714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4" calcext:value-type="float">
            <text:p>64</text:p>
          </table:table-cell>
          <table:table-cell office:value-type="float" office:value="486830" calcext:value-type="float">
            <text:p>486830</text:p>
          </table:table-cell>
          <table:table-cell office:value-type="float" office:value="524361" calcext:value-type="float">
            <text:p>524361</text:p>
          </table:table-cell>
          <table:table-cell office:value-type="float" office:value="1011191" calcext:value-type="float">
            <text:p>101119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5" calcext:value-type="float">
            <text:p>65</text:p>
          </table:table-cell>
          <table:table-cell office:value-type="float" office:value="473859" calcext:value-type="float">
            <text:p>473859</text:p>
          </table:table-cell>
          <table:table-cell office:value-type="float" office:value="512258" calcext:value-type="float">
            <text:p>512258</text:p>
          </table:table-cell>
          <table:table-cell office:value-type="float" office:value="986117" calcext:value-type="float">
            <text:p>98611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6" calcext:value-type="float">
            <text:p>66</text:p>
          </table:table-cell>
          <table:table-cell office:value-type="float" office:value="470070" calcext:value-type="float">
            <text:p>470070</text:p>
          </table:table-cell>
          <table:table-cell office:value-type="float" office:value="510567" calcext:value-type="float">
            <text:p>510567</text:p>
          </table:table-cell>
          <table:table-cell office:value-type="float" office:value="980637" calcext:value-type="float">
            <text:p>98063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7" calcext:value-type="float">
            <text:p>67</text:p>
          </table:table-cell>
          <table:table-cell office:value-type="float" office:value="452030" calcext:value-type="float">
            <text:p>452030</text:p>
          </table:table-cell>
          <table:table-cell office:value-type="float" office:value="490517" calcext:value-type="float">
            <text:p>490517</text:p>
          </table:table-cell>
          <table:table-cell office:value-type="float" office:value="942547" calcext:value-type="float">
            <text:p>942547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8" calcext:value-type="float">
            <text:p>68</text:p>
          </table:table-cell>
          <table:table-cell office:value-type="float" office:value="410508" calcext:value-type="float">
            <text:p>410508</text:p>
          </table:table-cell>
          <table:table-cell office:value-type="float" office:value="445053" calcext:value-type="float">
            <text:p>445053</text:p>
          </table:table-cell>
          <table:table-cell office:value-type="float" office:value="855561" calcext:value-type="float">
            <text:p>855561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69" calcext:value-type="float">
            <text:p>69</text:p>
          </table:table-cell>
          <table:table-cell office:value-type="float" office:value="380141" calcext:value-type="float">
            <text:p>380141</text:p>
          </table:table-cell>
          <table:table-cell office:value-type="float" office:value="418298" calcext:value-type="float">
            <text:p>418298</text:p>
          </table:table-cell>
          <table:table-cell office:value-type="float" office:value="798439" calcext:value-type="float">
            <text:p>79843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0" calcext:value-type="float">
            <text:p>70</text:p>
          </table:table-cell>
          <table:table-cell office:value-type="float" office:value="326626" calcext:value-type="float">
            <text:p>326626</text:p>
          </table:table-cell>
          <table:table-cell office:value-type="float" office:value="363537" calcext:value-type="float">
            <text:p>363537</text:p>
          </table:table-cell>
          <table:table-cell office:value-type="float" office:value="690163" calcext:value-type="float">
            <text:p>69016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1" calcext:value-type="float">
            <text:p>71</text:p>
          </table:table-cell>
          <table:table-cell office:value-type="float" office:value="280396" calcext:value-type="float">
            <text:p>280396</text:p>
          </table:table-cell>
          <table:table-cell office:value-type="float" office:value="321149" calcext:value-type="float">
            <text:p>321149</text:p>
          </table:table-cell>
          <table:table-cell office:value-type="float" office:value="601545" calcext:value-type="float">
            <text:p>601545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2" calcext:value-type="float">
            <text:p>72</text:p>
          </table:table-cell>
          <table:table-cell office:value-type="float" office:value="371321" calcext:value-type="float">
            <text:p>371321</text:p>
          </table:table-cell>
          <table:table-cell office:value-type="float" office:value="425271" calcext:value-type="float">
            <text:p>425271</text:p>
          </table:table-cell>
          <table:table-cell office:value-type="float" office:value="796592" calcext:value-type="float">
            <text:p>79659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3" calcext:value-type="float">
            <text:p>73</text:p>
          </table:table-cell>
          <table:table-cell office:value-type="float" office:value="371729" calcext:value-type="float">
            <text:p>371729</text:p>
          </table:table-cell>
          <table:table-cell office:value-type="float" office:value="428679" calcext:value-type="float">
            <text:p>428679</text:p>
          </table:table-cell>
          <table:table-cell office:value-type="float" office:value="800408" calcext:value-type="float">
            <text:p>800408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4" calcext:value-type="float">
            <text:p>74</text:p>
          </table:table-cell>
          <table:table-cell office:value-type="float" office:value="353642" calcext:value-type="float">
            <text:p>353642</text:p>
          </table:table-cell>
          <table:table-cell office:value-type="float" office:value="412587" calcext:value-type="float">
            <text:p>412587</text:p>
          </table:table-cell>
          <table:table-cell office:value-type="float" office:value="766229" calcext:value-type="float">
            <text:p>76622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5" calcext:value-type="float">
            <text:p>75</text:p>
          </table:table-cell>
          <table:table-cell office:value-type="float" office:value="417244" calcext:value-type="float">
            <text:p>417244</text:p>
          </table:table-cell>
          <table:table-cell office:value-type="float" office:value="500246" calcext:value-type="float">
            <text:p>500246</text:p>
          </table:table-cell>
          <table:table-cell office:value-type="float" office:value="917490" calcext:value-type="float">
            <text:p>91749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6" calcext:value-type="float">
            <text:p>76</text:p>
          </table:table-cell>
          <table:table-cell office:value-type="float" office:value="425109" calcext:value-type="float">
            <text:p>425109</text:p>
          </table:table-cell>
          <table:table-cell office:value-type="float" office:value="522375" calcext:value-type="float">
            <text:p>522375</text:p>
          </table:table-cell>
          <table:table-cell office:value-type="float" office:value="947484" calcext:value-type="float">
            <text:p>94748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7" calcext:value-type="float">
            <text:p>77</text:p>
          </table:table-cell>
          <table:table-cell office:value-type="float" office:value="404467" calcext:value-type="float">
            <text:p>404467</text:p>
          </table:table-cell>
          <table:table-cell office:value-type="float" office:value="508305" calcext:value-type="float">
            <text:p>508305</text:p>
          </table:table-cell>
          <table:table-cell office:value-type="float" office:value="912772" calcext:value-type="float">
            <text:p>91277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8" calcext:value-type="float">
            <text:p>78</text:p>
          </table:table-cell>
          <table:table-cell office:value-type="float" office:value="362215" calcext:value-type="float">
            <text:p>362215</text:p>
          </table:table-cell>
          <table:table-cell office:value-type="float" office:value="463957" calcext:value-type="float">
            <text:p>463957</text:p>
          </table:table-cell>
          <table:table-cell office:value-type="float" office:value="826172" calcext:value-type="float">
            <text:p>82617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79" calcext:value-type="float">
            <text:p>79</text:p>
          </table:table-cell>
          <table:table-cell office:value-type="float" office:value="321645" calcext:value-type="float">
            <text:p>321645</text:p>
          </table:table-cell>
          <table:table-cell office:value-type="float" office:value="423994" calcext:value-type="float">
            <text:p>423994</text:p>
          </table:table-cell>
          <table:table-cell office:value-type="float" office:value="745639" calcext:value-type="float">
            <text:p>745639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0" calcext:value-type="float">
            <text:p>80</text:p>
          </table:table-cell>
          <table:table-cell office:value-type="float" office:value="293429" calcext:value-type="float">
            <text:p>293429</text:p>
          </table:table-cell>
          <table:table-cell office:value-type="float" office:value="399061" calcext:value-type="float">
            <text:p>399061</text:p>
          </table:table-cell>
          <table:table-cell office:value-type="float" office:value="692490" calcext:value-type="float">
            <text:p>692490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1" calcext:value-type="float">
            <text:p>81</text:p>
          </table:table-cell>
          <table:table-cell office:value-type="float" office:value="264228" calcext:value-type="float">
            <text:p>264228</text:p>
          </table:table-cell>
          <table:table-cell office:value-type="float" office:value="372326" calcext:value-type="float">
            <text:p>372326</text:p>
          </table:table-cell>
          <table:table-cell office:value-type="float" office:value="636554" calcext:value-type="float">
            <text:p>636554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2" calcext:value-type="float">
            <text:p>82</text:p>
          </table:table-cell>
          <table:table-cell office:value-type="float" office:value="226608" calcext:value-type="float">
            <text:p>226608</text:p>
          </table:table-cell>
          <table:table-cell office:value-type="float" office:value="330744" calcext:value-type="float">
            <text:p>330744</text:p>
          </table:table-cell>
          <table:table-cell office:value-type="float" office:value="557352" calcext:value-type="float">
            <text:p>55735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3" calcext:value-type="float">
            <text:p>83</text:p>
          </table:table-cell>
          <table:table-cell office:value-type="float" office:value="166139" calcext:value-type="float">
            <text:p>166139</text:p>
          </table:table-cell>
          <table:table-cell office:value-type="float" office:value="253704" calcext:value-type="float">
            <text:p>253704</text:p>
          </table:table-cell>
          <table:table-cell office:value-type="float" office:value="419843" calcext:value-type="float">
            <text:p>419843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4" calcext:value-type="float">
            <text:p>84</text:p>
          </table:table-cell>
          <table:table-cell office:value-type="float" office:value="149137" calcext:value-type="float">
            <text:p>149137</text:p>
          </table:table-cell>
          <table:table-cell office:value-type="float" office:value="239595" calcext:value-type="float">
            <text:p>239595</text:p>
          </table:table-cell>
          <table:table-cell office:value-type="float" office:value="388732" calcext:value-type="float">
            <text:p>388732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float" office:value="85" calcext:value-type="float">
            <text:p>85</text:p>
          </table:table-cell>
          <table:table-cell office:value-type="float" office:value="697500" calcext:value-type="float">
            <text:p>697500</text:p>
          </table:table-cell>
          <table:table-cell office:value-type="float" office:value="1549439" calcext:value-type="float">
            <text:p>1549439</text:p>
          </table:table-cell>
          <table:table-cell office:value-type="float" office:value="2246939" calcext:value-type="float">
            <text:p>224693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0" calcext:value-type="float">
            <text:p>0</text:p>
          </table:table-cell>
          <table:table-cell office:value-type="float" office:value="402569" calcext:value-type="float">
            <text:p>402569</text:p>
          </table:table-cell>
          <table:table-cell office:value-type="float" office:value="382505" calcext:value-type="float">
            <text:p>382505</text:p>
          </table:table-cell>
          <table:table-cell office:value-type="float" office:value="785074" calcext:value-type="float">
            <text:p>78507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" calcext:value-type="float">
            <text:p>1</text:p>
          </table:table-cell>
          <table:table-cell office:value-type="float" office:value="407765" calcext:value-type="float">
            <text:p>407765</text:p>
          </table:table-cell>
          <table:table-cell office:value-type="float" office:value="388384" calcext:value-type="float">
            <text:p>388384</text:p>
          </table:table-cell>
          <table:table-cell office:value-type="float" office:value="796149" calcext:value-type="float">
            <text:p>79614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" calcext:value-type="float">
            <text:p>2</text:p>
          </table:table-cell>
          <table:table-cell office:value-type="float" office:value="395923" calcext:value-type="float">
            <text:p>395923</text:p>
          </table:table-cell>
          <table:table-cell office:value-type="float" office:value="374705" calcext:value-type="float">
            <text:p>374705</text:p>
          </table:table-cell>
          <table:table-cell office:value-type="float" office:value="770628" calcext:value-type="float">
            <text:p>77062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" calcext:value-type="float">
            <text:p>3</text:p>
          </table:table-cell>
          <table:table-cell office:value-type="float" office:value="390784" calcext:value-type="float">
            <text:p>390784</text:p>
          </table:table-cell>
          <table:table-cell office:value-type="float" office:value="370084" calcext:value-type="float">
            <text:p>370084</text:p>
          </table:table-cell>
          <table:table-cell office:value-type="float" office:value="760868" calcext:value-type="float">
            <text:p>76086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" calcext:value-type="float">
            <text:p>4</text:p>
          </table:table-cell>
          <table:table-cell office:value-type="float" office:value="377177" calcext:value-type="float">
            <text:p>377177</text:p>
          </table:table-cell>
          <table:table-cell office:value-type="float" office:value="356882" calcext:value-type="float">
            <text:p>356882</text:p>
          </table:table-cell>
          <table:table-cell office:value-type="float" office:value="734059" calcext:value-type="float">
            <text:p>73405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" calcext:value-type="float">
            <text:p>5</text:p>
          </table:table-cell>
          <table:table-cell office:value-type="float" office:value="376371" calcext:value-type="float">
            <text:p>376371</text:p>
          </table:table-cell>
          <table:table-cell office:value-type="float" office:value="355717" calcext:value-type="float">
            <text:p>355717</text:p>
          </table:table-cell>
          <table:table-cell office:value-type="float" office:value="732088" calcext:value-type="float">
            <text:p>73208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" calcext:value-type="float">
            <text:p>6</text:p>
          </table:table-cell>
          <table:table-cell office:value-type="float" office:value="367598" calcext:value-type="float">
            <text:p>367598</text:p>
          </table:table-cell>
          <table:table-cell office:value-type="float" office:value="347930" calcext:value-type="float">
            <text:p>347930</text:p>
          </table:table-cell>
          <table:table-cell office:value-type="float" office:value="715528" calcext:value-type="float">
            <text:p>71552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" calcext:value-type="float">
            <text:p>7</text:p>
          </table:table-cell>
          <table:table-cell office:value-type="float" office:value="376147" calcext:value-type="float">
            <text:p>376147</text:p>
          </table:table-cell>
          <table:table-cell office:value-type="float" office:value="356439" calcext:value-type="float">
            <text:p>356439</text:p>
          </table:table-cell>
          <table:table-cell office:value-type="float" office:value="732586" calcext:value-type="float">
            <text:p>73258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" calcext:value-type="float">
            <text:p>8</text:p>
          </table:table-cell>
          <table:table-cell office:value-type="float" office:value="370796" calcext:value-type="float">
            <text:p>370796</text:p>
          </table:table-cell>
          <table:table-cell office:value-type="float" office:value="350372" calcext:value-type="float">
            <text:p>350372</text:p>
          </table:table-cell>
          <table:table-cell office:value-type="float" office:value="721168" calcext:value-type="float">
            <text:p>72116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9" calcext:value-type="float">
            <text:p>9</text:p>
          </table:table-cell>
          <table:table-cell office:value-type="float" office:value="380506" calcext:value-type="float">
            <text:p>380506</text:p>
          </table:table-cell>
          <table:table-cell office:value-type="float" office:value="360340" calcext:value-type="float">
            <text:p>360340</text:p>
          </table:table-cell>
          <table:table-cell office:value-type="float" office:value="740846" calcext:value-type="float">
            <text:p>74084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0" calcext:value-type="float">
            <text:p>10</text:p>
          </table:table-cell>
          <table:table-cell office:value-type="float" office:value="378707" calcext:value-type="float">
            <text:p>378707</text:p>
          </table:table-cell>
          <table:table-cell office:value-type="float" office:value="357375" calcext:value-type="float">
            <text:p>357375</text:p>
          </table:table-cell>
          <table:table-cell office:value-type="float" office:value="736082" calcext:value-type="float">
            <text:p>73608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1" calcext:value-type="float">
            <text:p>11</text:p>
          </table:table-cell>
          <table:table-cell office:value-type="float" office:value="371956" calcext:value-type="float">
            <text:p>371956</text:p>
          </table:table-cell>
          <table:table-cell office:value-type="float" office:value="349789" calcext:value-type="float">
            <text:p>349789</text:p>
          </table:table-cell>
          <table:table-cell office:value-type="float" office:value="721745" calcext:value-type="float">
            <text:p>72174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2" calcext:value-type="float">
            <text:p>12</text:p>
          </table:table-cell>
          <table:table-cell office:value-type="float" office:value="375806" calcext:value-type="float">
            <text:p>375806</text:p>
          </table:table-cell>
          <table:table-cell office:value-type="float" office:value="355014" calcext:value-type="float">
            <text:p>355014</text:p>
          </table:table-cell>
          <table:table-cell office:value-type="float" office:value="730820" calcext:value-type="float">
            <text:p>73082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3" calcext:value-type="float">
            <text:p>13</text:p>
          </table:table-cell>
          <table:table-cell office:value-type="float" office:value="384110" calcext:value-type="float">
            <text:p>384110</text:p>
          </table:table-cell>
          <table:table-cell office:value-type="float" office:value="362780" calcext:value-type="float">
            <text:p>362780</text:p>
          </table:table-cell>
          <table:table-cell office:value-type="float" office:value="746890" calcext:value-type="float">
            <text:p>74689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4" calcext:value-type="float">
            <text:p>14</text:p>
          </table:table-cell>
          <table:table-cell office:value-type="float" office:value="384680" calcext:value-type="float">
            <text:p>384680</text:p>
          </table:table-cell>
          <table:table-cell office:value-type="float" office:value="362548" calcext:value-type="float">
            <text:p>362548</text:p>
          </table:table-cell>
          <table:table-cell office:value-type="float" office:value="747228" calcext:value-type="float">
            <text:p>74722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5" calcext:value-type="float">
            <text:p>15</text:p>
          </table:table-cell>
          <table:table-cell office:value-type="float" office:value="392357" calcext:value-type="float">
            <text:p>392357</text:p>
          </table:table-cell>
          <table:table-cell office:value-type="float" office:value="367881" calcext:value-type="float">
            <text:p>367881</text:p>
          </table:table-cell>
          <table:table-cell office:value-type="float" office:value="760238" calcext:value-type="float">
            <text:p>76023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6" calcext:value-type="float">
            <text:p>16</text:p>
          </table:table-cell>
          <table:table-cell office:value-type="float" office:value="405608" calcext:value-type="float">
            <text:p>405608</text:p>
          </table:table-cell>
          <table:table-cell office:value-type="float" office:value="376356" calcext:value-type="float">
            <text:p>376356</text:p>
          </table:table-cell>
          <table:table-cell office:value-type="float" office:value="781964" calcext:value-type="float">
            <text:p>78196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7" calcext:value-type="float">
            <text:p>17</text:p>
          </table:table-cell>
          <table:table-cell office:value-type="float" office:value="429432" calcext:value-type="float">
            <text:p>429432</text:p>
          </table:table-cell>
          <table:table-cell office:value-type="float" office:value="394753" calcext:value-type="float">
            <text:p>394753</text:p>
          </table:table-cell>
          <table:table-cell office:value-type="float" office:value="824185" calcext:value-type="float">
            <text:p>82418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8" calcext:value-type="float">
            <text:p>18</text:p>
          </table:table-cell>
          <table:table-cell office:value-type="float" office:value="444730" calcext:value-type="float">
            <text:p>444730</text:p>
          </table:table-cell>
          <table:table-cell office:value-type="float" office:value="397216" calcext:value-type="float">
            <text:p>397216</text:p>
          </table:table-cell>
          <table:table-cell office:value-type="float" office:value="841946" calcext:value-type="float">
            <text:p>84194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19" calcext:value-type="float">
            <text:p>19</text:p>
          </table:table-cell>
          <table:table-cell office:value-type="float" office:value="459185" calcext:value-type="float">
            <text:p>459185</text:p>
          </table:table-cell>
          <table:table-cell office:value-type="float" office:value="413049" calcext:value-type="float">
            <text:p>413049</text:p>
          </table:table-cell>
          <table:table-cell office:value-type="float" office:value="872234" calcext:value-type="float">
            <text:p>87223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0" calcext:value-type="float">
            <text:p>20</text:p>
          </table:table-cell>
          <table:table-cell office:value-type="float" office:value="483514" calcext:value-type="float">
            <text:p>483514</text:p>
          </table:table-cell>
          <table:table-cell office:value-type="float" office:value="434650" calcext:value-type="float">
            <text:p>434650</text:p>
          </table:table-cell>
          <table:table-cell office:value-type="float" office:value="918164" calcext:value-type="float">
            <text:p>91816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1" calcext:value-type="float">
            <text:p>21</text:p>
          </table:table-cell>
          <table:table-cell office:value-type="float" office:value="479705" calcext:value-type="float">
            <text:p>479705</text:p>
          </table:table-cell>
          <table:table-cell office:value-type="float" office:value="434280" calcext:value-type="float">
            <text:p>434280</text:p>
          </table:table-cell>
          <table:table-cell office:value-type="float" office:value="913985" calcext:value-type="float">
            <text:p>91398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2" calcext:value-type="float">
            <text:p>22</text:p>
          </table:table-cell>
          <table:table-cell office:value-type="float" office:value="472326" calcext:value-type="float">
            <text:p>472326</text:p>
          </table:table-cell>
          <table:table-cell office:value-type="float" office:value="427501" calcext:value-type="float">
            <text:p>427501</text:p>
          </table:table-cell>
          <table:table-cell office:value-type="float" office:value="899827" calcext:value-type="float">
            <text:p>89982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3" calcext:value-type="float">
            <text:p>23</text:p>
          </table:table-cell>
          <table:table-cell office:value-type="float" office:value="480760" calcext:value-type="float">
            <text:p>480760</text:p>
          </table:table-cell>
          <table:table-cell office:value-type="float" office:value="437546" calcext:value-type="float">
            <text:p>437546</text:p>
          </table:table-cell>
          <table:table-cell office:value-type="float" office:value="918306" calcext:value-type="float">
            <text:p>91830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4" calcext:value-type="float">
            <text:p>24</text:p>
          </table:table-cell>
          <table:table-cell office:value-type="float" office:value="496771" calcext:value-type="float">
            <text:p>496771</text:p>
          </table:table-cell>
          <table:table-cell office:value-type="float" office:value="455461" calcext:value-type="float">
            <text:p>455461</text:p>
          </table:table-cell>
          <table:table-cell office:value-type="float" office:value="952232" calcext:value-type="float">
            <text:p>95223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5" calcext:value-type="float">
            <text:p>25</text:p>
          </table:table-cell>
          <table:table-cell office:value-type="float" office:value="505167" calcext:value-type="float">
            <text:p>505167</text:p>
          </table:table-cell>
          <table:table-cell office:value-type="float" office:value="466443" calcext:value-type="float">
            <text:p>466443</text:p>
          </table:table-cell>
          <table:table-cell office:value-type="float" office:value="971610" calcext:value-type="float">
            <text:p>97161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6" calcext:value-type="float">
            <text:p>26</text:p>
          </table:table-cell>
          <table:table-cell office:value-type="float" office:value="524279" calcext:value-type="float">
            <text:p>524279</text:p>
          </table:table-cell>
          <table:table-cell office:value-type="float" office:value="485393" calcext:value-type="float">
            <text:p>485393</text:p>
          </table:table-cell>
          <table:table-cell office:value-type="float" office:value="1009672" calcext:value-type="float">
            <text:p>100967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7" calcext:value-type="float">
            <text:p>27</text:p>
          </table:table-cell>
          <table:table-cell office:value-type="float" office:value="574870" calcext:value-type="float">
            <text:p>574870</text:p>
          </table:table-cell>
          <table:table-cell office:value-type="float" office:value="530790" calcext:value-type="float">
            <text:p>530790</text:p>
          </table:table-cell>
          <table:table-cell office:value-type="float" office:value="1105660" calcext:value-type="float">
            <text:p>110566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8" calcext:value-type="float">
            <text:p>28</text:p>
          </table:table-cell>
          <table:table-cell office:value-type="float" office:value="565458" calcext:value-type="float">
            <text:p>565458</text:p>
          </table:table-cell>
          <table:table-cell office:value-type="float" office:value="527097" calcext:value-type="float">
            <text:p>527097</text:p>
          </table:table-cell>
          <table:table-cell office:value-type="float" office:value="1092555" calcext:value-type="float">
            <text:p>109255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29" calcext:value-type="float">
            <text:p>29</text:p>
          </table:table-cell>
          <table:table-cell office:value-type="float" office:value="580048" calcext:value-type="float">
            <text:p>580048</text:p>
          </table:table-cell>
          <table:table-cell office:value-type="float" office:value="538535" calcext:value-type="float">
            <text:p>538535</text:p>
          </table:table-cell>
          <table:table-cell office:value-type="float" office:value="1118583" calcext:value-type="float">
            <text:p>111858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0" calcext:value-type="float">
            <text:p>30</text:p>
          </table:table-cell>
          <table:table-cell office:value-type="float" office:value="566445" calcext:value-type="float">
            <text:p>566445</text:p>
          </table:table-cell>
          <table:table-cell office:value-type="float" office:value="528288" calcext:value-type="float">
            <text:p>528288</text:p>
          </table:table-cell>
          <table:table-cell office:value-type="float" office:value="1094733" calcext:value-type="float">
            <text:p>109473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1" calcext:value-type="float">
            <text:p>31</text:p>
          </table:table-cell>
          <table:table-cell office:value-type="float" office:value="553350" calcext:value-type="float">
            <text:p>553350</text:p>
          </table:table-cell>
          <table:table-cell office:value-type="float" office:value="522536" calcext:value-type="float">
            <text:p>522536</text:p>
          </table:table-cell>
          <table:table-cell office:value-type="float" office:value="1075886" calcext:value-type="float">
            <text:p>107588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2" calcext:value-type="float">
            <text:p>32</text:p>
          </table:table-cell>
          <table:table-cell office:value-type="float" office:value="535742" calcext:value-type="float">
            <text:p>535742</text:p>
          </table:table-cell>
          <table:table-cell office:value-type="float" office:value="507806" calcext:value-type="float">
            <text:p>507806</text:p>
          </table:table-cell>
          <table:table-cell office:value-type="float" office:value="1043548" calcext:value-type="float">
            <text:p>104354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3" calcext:value-type="float">
            <text:p>33</text:p>
          </table:table-cell>
          <table:table-cell office:value-type="float" office:value="530930" calcext:value-type="float">
            <text:p>530930</text:p>
          </table:table-cell>
          <table:table-cell office:value-type="float" office:value="505949" calcext:value-type="float">
            <text:p>505949</text:p>
          </table:table-cell>
          <table:table-cell office:value-type="float" office:value="1036879" calcext:value-type="float">
            <text:p>103687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4" calcext:value-type="float">
            <text:p>34</text:p>
          </table:table-cell>
          <table:table-cell office:value-type="float" office:value="530230" calcext:value-type="float">
            <text:p>530230</text:p>
          </table:table-cell>
          <table:table-cell office:value-type="float" office:value="508976" calcext:value-type="float">
            <text:p>508976</text:p>
          </table:table-cell>
          <table:table-cell office:value-type="float" office:value="1039206" calcext:value-type="float">
            <text:p>103920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5" calcext:value-type="float">
            <text:p>35</text:p>
          </table:table-cell>
          <table:table-cell office:value-type="float" office:value="539828" calcext:value-type="float">
            <text:p>539828</text:p>
          </table:table-cell>
          <table:table-cell office:value-type="float" office:value="520393" calcext:value-type="float">
            <text:p>520393</text:p>
          </table:table-cell>
          <table:table-cell office:value-type="float" office:value="1060221" calcext:value-type="float">
            <text:p>1060221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6" calcext:value-type="float">
            <text:p>36</text:p>
          </table:table-cell>
          <table:table-cell office:value-type="float" office:value="531888" calcext:value-type="float">
            <text:p>531888</text:p>
          </table:table-cell>
          <table:table-cell office:value-type="float" office:value="519324" calcext:value-type="float">
            <text:p>519324</text:p>
          </table:table-cell>
          <table:table-cell office:value-type="float" office:value="1051212" calcext:value-type="float">
            <text:p>105121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7" calcext:value-type="float">
            <text:p>37</text:p>
          </table:table-cell>
          <table:table-cell office:value-type="float" office:value="533983" calcext:value-type="float">
            <text:p>533983</text:p>
          </table:table-cell>
          <table:table-cell office:value-type="float" office:value="522512" calcext:value-type="float">
            <text:p>522512</text:p>
          </table:table-cell>
          <table:table-cell office:value-type="float" office:value="1056495" calcext:value-type="float">
            <text:p>105649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8" calcext:value-type="float">
            <text:p>38</text:p>
          </table:table-cell>
          <table:table-cell office:value-type="float" office:value="507117" calcext:value-type="float">
            <text:p>507117</text:p>
          </table:table-cell>
          <table:table-cell office:value-type="float" office:value="497611" calcext:value-type="float">
            <text:p>497611</text:p>
          </table:table-cell>
          <table:table-cell office:value-type="float" office:value="1004728" calcext:value-type="float">
            <text:p>100472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39" calcext:value-type="float">
            <text:p>39</text:p>
          </table:table-cell>
          <table:table-cell office:value-type="float" office:value="499977" calcext:value-type="float">
            <text:p>499977</text:p>
          </table:table-cell>
          <table:table-cell office:value-type="float" office:value="490577" calcext:value-type="float">
            <text:p>490577</text:p>
          </table:table-cell>
          <table:table-cell office:value-type="float" office:value="990554" calcext:value-type="float">
            <text:p>99055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0" calcext:value-type="float">
            <text:p>40</text:p>
          </table:table-cell>
          <table:table-cell office:value-type="float" office:value="495718" calcext:value-type="float">
            <text:p>495718</text:p>
          </table:table-cell>
          <table:table-cell office:value-type="float" office:value="485768" calcext:value-type="float">
            <text:p>485768</text:p>
          </table:table-cell>
          <table:table-cell office:value-type="float" office:value="981486" calcext:value-type="float">
            <text:p>98148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1" calcext:value-type="float">
            <text:p>41</text:p>
          </table:table-cell>
          <table:table-cell office:value-type="float" office:value="484721" calcext:value-type="float">
            <text:p>484721</text:p>
          </table:table-cell>
          <table:table-cell office:value-type="float" office:value="478122" calcext:value-type="float">
            <text:p>478122</text:p>
          </table:table-cell>
          <table:table-cell office:value-type="float" office:value="962843" calcext:value-type="float">
            <text:p>96284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2" calcext:value-type="float">
            <text:p>42</text:p>
          </table:table-cell>
          <table:table-cell office:value-type="float" office:value="473070" calcext:value-type="float">
            <text:p>473070</text:p>
          </table:table-cell>
          <table:table-cell office:value-type="float" office:value="464448" calcext:value-type="float">
            <text:p>464448</text:p>
          </table:table-cell>
          <table:table-cell office:value-type="float" office:value="937518" calcext:value-type="float">
            <text:p>93751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3" calcext:value-type="float">
            <text:p>43</text:p>
          </table:table-cell>
          <table:table-cell office:value-type="float" office:value="477311" calcext:value-type="float">
            <text:p>477311</text:p>
          </table:table-cell>
          <table:table-cell office:value-type="float" office:value="472346" calcext:value-type="float">
            <text:p>472346</text:p>
          </table:table-cell>
          <table:table-cell office:value-type="float" office:value="949657" calcext:value-type="float">
            <text:p>94965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4" calcext:value-type="float">
            <text:p>44</text:p>
          </table:table-cell>
          <table:table-cell office:value-type="float" office:value="480406" calcext:value-type="float">
            <text:p>480406</text:p>
          </table:table-cell>
          <table:table-cell office:value-type="float" office:value="476447" calcext:value-type="float">
            <text:p>476447</text:p>
          </table:table-cell>
          <table:table-cell office:value-type="float" office:value="956853" calcext:value-type="float">
            <text:p>95685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5" calcext:value-type="float">
            <text:p>45</text:p>
          </table:table-cell>
          <table:table-cell office:value-type="float" office:value="521427" calcext:value-type="float">
            <text:p>521427</text:p>
          </table:table-cell>
          <table:table-cell office:value-type="float" office:value="514160" calcext:value-type="float">
            <text:p>514160</text:p>
          </table:table-cell>
          <table:table-cell office:value-type="float" office:value="1035587" calcext:value-type="float">
            <text:p>103558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6" calcext:value-type="float">
            <text:p>46</text:p>
          </table:table-cell>
          <table:table-cell office:value-type="float" office:value="573950" calcext:value-type="float">
            <text:p>573950</text:p>
          </table:table-cell>
          <table:table-cell office:value-type="float" office:value="564343" calcext:value-type="float">
            <text:p>564343</text:p>
          </table:table-cell>
          <table:table-cell office:value-type="float" office:value="1138293" calcext:value-type="float">
            <text:p>113829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7" calcext:value-type="float">
            <text:p>47</text:p>
          </table:table-cell>
          <table:table-cell office:value-type="float" office:value="594683" calcext:value-type="float">
            <text:p>594683</text:p>
          </table:table-cell>
          <table:table-cell office:value-type="float" office:value="584985" calcext:value-type="float">
            <text:p>584985</text:p>
          </table:table-cell>
          <table:table-cell office:value-type="float" office:value="1179668" calcext:value-type="float">
            <text:p>117966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8" calcext:value-type="float">
            <text:p>48</text:p>
          </table:table-cell>
          <table:table-cell office:value-type="float" office:value="639853" calcext:value-type="float">
            <text:p>639853</text:p>
          </table:table-cell>
          <table:table-cell office:value-type="float" office:value="625809" calcext:value-type="float">
            <text:p>625809</text:p>
          </table:table-cell>
          <table:table-cell office:value-type="float" office:value="1265662" calcext:value-type="float">
            <text:p>126566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49" calcext:value-type="float">
            <text:p>49</text:p>
          </table:table-cell>
          <table:table-cell office:value-type="float" office:value="669314" calcext:value-type="float">
            <text:p>669314</text:p>
          </table:table-cell>
          <table:table-cell office:value-type="float" office:value="654763" calcext:value-type="float">
            <text:p>654763</text:p>
          </table:table-cell>
          <table:table-cell office:value-type="float" office:value="1324077" calcext:value-type="float">
            <text:p>132407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0" calcext:value-type="float">
            <text:p>50</text:p>
          </table:table-cell>
          <table:table-cell office:value-type="float" office:value="685715" calcext:value-type="float">
            <text:p>685715</text:p>
          </table:table-cell>
          <table:table-cell office:value-type="float" office:value="672112" calcext:value-type="float">
            <text:p>672112</text:p>
          </table:table-cell>
          <table:table-cell office:value-type="float" office:value="1357827" calcext:value-type="float">
            <text:p>135782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1" calcext:value-type="float">
            <text:p>51</text:p>
          </table:table-cell>
          <table:table-cell office:value-type="float" office:value="703280" calcext:value-type="float">
            <text:p>703280</text:p>
          </table:table-cell>
          <table:table-cell office:value-type="float" office:value="689020" calcext:value-type="float">
            <text:p>689020</text:p>
          </table:table-cell>
          <table:table-cell office:value-type="float" office:value="1392300" calcext:value-type="float">
            <text:p>139230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2" calcext:value-type="float">
            <text:p>52</text:p>
          </table:table-cell>
          <table:table-cell office:value-type="float" office:value="705583" calcext:value-type="float">
            <text:p>705583</text:p>
          </table:table-cell>
          <table:table-cell office:value-type="float" office:value="689495" calcext:value-type="float">
            <text:p>689495</text:p>
          </table:table-cell>
          <table:table-cell office:value-type="float" office:value="1395078" calcext:value-type="float">
            <text:p>139507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3" calcext:value-type="float">
            <text:p>53</text:p>
          </table:table-cell>
          <table:table-cell office:value-type="float" office:value="715918" calcext:value-type="float">
            <text:p>715918</text:p>
          </table:table-cell>
          <table:table-cell office:value-type="float" office:value="702531" calcext:value-type="float">
            <text:p>702531</text:p>
          </table:table-cell>
          <table:table-cell office:value-type="float" office:value="1418449" calcext:value-type="float">
            <text:p>141844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4" calcext:value-type="float">
            <text:p>54</text:p>
          </table:table-cell>
          <table:table-cell office:value-type="float" office:value="707493" calcext:value-type="float">
            <text:p>707493</text:p>
          </table:table-cell>
          <table:table-cell office:value-type="float" office:value="696898" calcext:value-type="float">
            <text:p>696898</text:p>
          </table:table-cell>
          <table:table-cell office:value-type="float" office:value="1404391" calcext:value-type="float">
            <text:p>1404391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5" calcext:value-type="float">
            <text:p>55</text:p>
          </table:table-cell>
          <table:table-cell office:value-type="float" office:value="681241" calcext:value-type="float">
            <text:p>681241</text:p>
          </table:table-cell>
          <table:table-cell office:value-type="float" office:value="675841" calcext:value-type="float">
            <text:p>675841</text:p>
          </table:table-cell>
          <table:table-cell office:value-type="float" office:value="1357082" calcext:value-type="float">
            <text:p>135708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6" calcext:value-type="float">
            <text:p>56</text:p>
          </table:table-cell>
          <table:table-cell office:value-type="float" office:value="667103" calcext:value-type="float">
            <text:p>667103</text:p>
          </table:table-cell>
          <table:table-cell office:value-type="float" office:value="667542" calcext:value-type="float">
            <text:p>667542</text:p>
          </table:table-cell>
          <table:table-cell office:value-type="float" office:value="1334645" calcext:value-type="float">
            <text:p>133464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7" calcext:value-type="float">
            <text:p>57</text:p>
          </table:table-cell>
          <table:table-cell office:value-type="float" office:value="642005" calcext:value-type="float">
            <text:p>642005</text:p>
          </table:table-cell>
          <table:table-cell office:value-type="float" office:value="644986" calcext:value-type="float">
            <text:p>644986</text:p>
          </table:table-cell>
          <table:table-cell office:value-type="float" office:value="1286991" calcext:value-type="float">
            <text:p>1286991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8" calcext:value-type="float">
            <text:p>58</text:p>
          </table:table-cell>
          <table:table-cell office:value-type="float" office:value="621641" calcext:value-type="float">
            <text:p>621641</text:p>
          </table:table-cell>
          <table:table-cell office:value-type="float" office:value="625938" calcext:value-type="float">
            <text:p>625938</text:p>
          </table:table-cell>
          <table:table-cell office:value-type="float" office:value="1247579" calcext:value-type="float">
            <text:p>124757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59" calcext:value-type="float">
            <text:p>59</text:p>
          </table:table-cell>
          <table:table-cell office:value-type="float" office:value="584304" calcext:value-type="float">
            <text:p>584304</text:p>
          </table:table-cell>
          <table:table-cell office:value-type="float" office:value="590915" calcext:value-type="float">
            <text:p>590915</text:p>
          </table:table-cell>
          <table:table-cell office:value-type="float" office:value="1175219" calcext:value-type="float">
            <text:p>117521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0" calcext:value-type="float">
            <text:p>60</text:p>
          </table:table-cell>
          <table:table-cell office:value-type="float" office:value="566996" calcext:value-type="float">
            <text:p>566996</text:p>
          </table:table-cell>
          <table:table-cell office:value-type="float" office:value="577318" calcext:value-type="float">
            <text:p>577318</text:p>
          </table:table-cell>
          <table:table-cell office:value-type="float" office:value="1144314" calcext:value-type="float">
            <text:p>114431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1" calcext:value-type="float">
            <text:p>61</text:p>
          </table:table-cell>
          <table:table-cell office:value-type="float" office:value="546690" calcext:value-type="float">
            <text:p>546690</text:p>
          </table:table-cell>
          <table:table-cell office:value-type="float" office:value="561979" calcext:value-type="float">
            <text:p>561979</text:p>
          </table:table-cell>
          <table:table-cell office:value-type="float" office:value="1108669" calcext:value-type="float">
            <text:p>110866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2" calcext:value-type="float">
            <text:p>62</text:p>
          </table:table-cell>
          <table:table-cell office:value-type="float" office:value="523842" calcext:value-type="float">
            <text:p>523842</text:p>
          </table:table-cell>
          <table:table-cell office:value-type="float" office:value="546495" calcext:value-type="float">
            <text:p>546495</text:p>
          </table:table-cell>
          <table:table-cell office:value-type="float" office:value="1070337" calcext:value-type="float">
            <text:p>107033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3" calcext:value-type="float">
            <text:p>63</text:p>
          </table:table-cell>
          <table:table-cell office:value-type="float" office:value="506353" calcext:value-type="float">
            <text:p>506353</text:p>
          </table:table-cell>
          <table:table-cell office:value-type="float" office:value="538981" calcext:value-type="float">
            <text:p>538981</text:p>
          </table:table-cell>
          <table:table-cell office:value-type="float" office:value="1045334" calcext:value-type="float">
            <text:p>104533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4" calcext:value-type="float">
            <text:p>64</text:p>
          </table:table-cell>
          <table:table-cell office:value-type="float" office:value="484109" calcext:value-type="float">
            <text:p>484109</text:p>
          </table:table-cell>
          <table:table-cell office:value-type="float" office:value="522290" calcext:value-type="float">
            <text:p>522290</text:p>
          </table:table-cell>
          <table:table-cell office:value-type="float" office:value="1006399" calcext:value-type="float">
            <text:p>100639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5" calcext:value-type="float">
            <text:p>65</text:p>
          </table:table-cell>
          <table:table-cell office:value-type="float" office:value="479386" calcext:value-type="float">
            <text:p>479386</text:p>
          </table:table-cell>
          <table:table-cell office:value-type="float" office:value="520296" calcext:value-type="float">
            <text:p>520296</text:p>
          </table:table-cell>
          <table:table-cell office:value-type="float" office:value="999682" calcext:value-type="float">
            <text:p>99968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6" calcext:value-type="float">
            <text:p>66</text:p>
          </table:table-cell>
          <table:table-cell office:value-type="float" office:value="465700" calcext:value-type="float">
            <text:p>465700</text:p>
          </table:table-cell>
          <table:table-cell office:value-type="float" office:value="507989" calcext:value-type="float">
            <text:p>507989</text:p>
          </table:table-cell>
          <table:table-cell office:value-type="float" office:value="973689" calcext:value-type="float">
            <text:p>97368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7" calcext:value-type="float">
            <text:p>67</text:p>
          </table:table-cell>
          <table:table-cell office:value-type="float" office:value="461795" calcext:value-type="float">
            <text:p>461795</text:p>
          </table:table-cell>
          <table:table-cell office:value-type="float" office:value="505726" calcext:value-type="float">
            <text:p>505726</text:p>
          </table:table-cell>
          <table:table-cell office:value-type="float" office:value="967521" calcext:value-type="float">
            <text:p>967521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8" calcext:value-type="float">
            <text:p>68</text:p>
          </table:table-cell>
          <table:table-cell office:value-type="float" office:value="443368" calcext:value-type="float">
            <text:p>443368</text:p>
          </table:table-cell>
          <table:table-cell office:value-type="float" office:value="485519" calcext:value-type="float">
            <text:p>485519</text:p>
          </table:table-cell>
          <table:table-cell office:value-type="float" office:value="928887" calcext:value-type="float">
            <text:p>92888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69" calcext:value-type="float">
            <text:p>69</text:p>
          </table:table-cell>
          <table:table-cell office:value-type="float" office:value="401902" calcext:value-type="float">
            <text:p>401902</text:p>
          </table:table-cell>
          <table:table-cell office:value-type="float" office:value="440013" calcext:value-type="float">
            <text:p>440013</text:p>
          </table:table-cell>
          <table:table-cell office:value-type="float" office:value="841915" calcext:value-type="float">
            <text:p>84191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0" calcext:value-type="float">
            <text:p>70</text:p>
          </table:table-cell>
          <table:table-cell office:value-type="float" office:value="371672" calcext:value-type="float">
            <text:p>371672</text:p>
          </table:table-cell>
          <table:table-cell office:value-type="float" office:value="413143" calcext:value-type="float">
            <text:p>413143</text:p>
          </table:table-cell>
          <table:table-cell office:value-type="float" office:value="784815" calcext:value-type="float">
            <text:p>78481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1" calcext:value-type="float">
            <text:p>71</text:p>
          </table:table-cell>
          <table:table-cell office:value-type="float" office:value="318537" calcext:value-type="float">
            <text:p>318537</text:p>
          </table:table-cell>
          <table:table-cell office:value-type="float" office:value="358370" calcext:value-type="float">
            <text:p>358370</text:p>
          </table:table-cell>
          <table:table-cell office:value-type="float" office:value="676907" calcext:value-type="float">
            <text:p>67690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2" calcext:value-type="float">
            <text:p>72</text:p>
          </table:table-cell>
          <table:table-cell office:value-type="float" office:value="272933" calcext:value-type="float">
            <text:p>272933</text:p>
          </table:table-cell>
          <table:table-cell office:value-type="float" office:value="316369" calcext:value-type="float">
            <text:p>316369</text:p>
          </table:table-cell>
          <table:table-cell office:value-type="float" office:value="589302" calcext:value-type="float">
            <text:p>589302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3" calcext:value-type="float">
            <text:p>73</text:p>
          </table:table-cell>
          <table:table-cell office:value-type="float" office:value="360766" calcext:value-type="float">
            <text:p>360766</text:p>
          </table:table-cell>
          <table:table-cell office:value-type="float" office:value="418242" calcext:value-type="float">
            <text:p>418242</text:p>
          </table:table-cell>
          <table:table-cell office:value-type="float" office:value="779008" calcext:value-type="float">
            <text:p>77900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4" calcext:value-type="float">
            <text:p>74</text:p>
          </table:table-cell>
          <table:table-cell office:value-type="float" office:value="360584" calcext:value-type="float">
            <text:p>360584</text:p>
          </table:table-cell>
          <table:table-cell office:value-type="float" office:value="421293" calcext:value-type="float">
            <text:p>421293</text:p>
          </table:table-cell>
          <table:table-cell office:value-type="float" office:value="781877" calcext:value-type="float">
            <text:p>78187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5" calcext:value-type="float">
            <text:p>75</text:p>
          </table:table-cell>
          <table:table-cell office:value-type="float" office:value="342076" calcext:value-type="float">
            <text:p>342076</text:p>
          </table:table-cell>
          <table:table-cell office:value-type="float" office:value="404830" calcext:value-type="float">
            <text:p>404830</text:p>
          </table:table-cell>
          <table:table-cell office:value-type="float" office:value="746906" calcext:value-type="float">
            <text:p>74690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6" calcext:value-type="float">
            <text:p>76</text:p>
          </table:table-cell>
          <table:table-cell office:value-type="float" office:value="402378" calcext:value-type="float">
            <text:p>402378</text:p>
          </table:table-cell>
          <table:table-cell office:value-type="float" office:value="490065" calcext:value-type="float">
            <text:p>490065</text:p>
          </table:table-cell>
          <table:table-cell office:value-type="float" office:value="892443" calcext:value-type="float">
            <text:p>892443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7" calcext:value-type="float">
            <text:p>77</text:p>
          </table:table-cell>
          <table:table-cell office:value-type="float" office:value="408245" calcext:value-type="float">
            <text:p>408245</text:p>
          </table:table-cell>
          <table:table-cell office:value-type="float" office:value="510363" calcext:value-type="float">
            <text:p>510363</text:p>
          </table:table-cell>
          <table:table-cell office:value-type="float" office:value="918608" calcext:value-type="float">
            <text:p>918608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8" calcext:value-type="float">
            <text:p>78</text:p>
          </table:table-cell>
          <table:table-cell office:value-type="float" office:value="387037" calcext:value-type="float">
            <text:p>387037</text:p>
          </table:table-cell>
          <table:table-cell office:value-type="float" office:value="495420" calcext:value-type="float">
            <text:p>495420</text:p>
          </table:table-cell>
          <table:table-cell office:value-type="float" office:value="882457" calcext:value-type="float">
            <text:p>88245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79" calcext:value-type="float">
            <text:p>79</text:p>
          </table:table-cell>
          <table:table-cell office:value-type="float" office:value="344699" calcext:value-type="float">
            <text:p>344699</text:p>
          </table:table-cell>
          <table:table-cell office:value-type="float" office:value="450310" calcext:value-type="float">
            <text:p>450310</text:p>
          </table:table-cell>
          <table:table-cell office:value-type="float" office:value="795009" calcext:value-type="float">
            <text:p>795009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0" calcext:value-type="float">
            <text:p>80</text:p>
          </table:table-cell>
          <table:table-cell office:value-type="float" office:value="304436" calcext:value-type="float">
            <text:p>304436</text:p>
          </table:table-cell>
          <table:table-cell office:value-type="float" office:value="409364" calcext:value-type="float">
            <text:p>409364</text:p>
          </table:table-cell>
          <table:table-cell office:value-type="float" office:value="713800" calcext:value-type="float">
            <text:p>713800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1" calcext:value-type="float">
            <text:p>81</text:p>
          </table:table-cell>
          <table:table-cell office:value-type="float" office:value="275597" calcext:value-type="float">
            <text:p>275597</text:p>
          </table:table-cell>
          <table:table-cell office:value-type="float" office:value="383119" calcext:value-type="float">
            <text:p>383119</text:p>
          </table:table-cell>
          <table:table-cell office:value-type="float" office:value="658716" calcext:value-type="float">
            <text:p>658716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2" calcext:value-type="float">
            <text:p>82</text:p>
          </table:table-cell>
          <table:table-cell office:value-type="float" office:value="245984" calcext:value-type="float">
            <text:p>245984</text:p>
          </table:table-cell>
          <table:table-cell office:value-type="float" office:value="355053" calcext:value-type="float">
            <text:p>355053</text:p>
          </table:table-cell>
          <table:table-cell office:value-type="float" office:value="601037" calcext:value-type="float">
            <text:p>601037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3" calcext:value-type="float">
            <text:p>83</text:p>
          </table:table-cell>
          <table:table-cell office:value-type="float" office:value="208971" calcext:value-type="float">
            <text:p>208971</text:p>
          </table:table-cell>
          <table:table-cell office:value-type="float" office:value="312984" calcext:value-type="float">
            <text:p>312984</text:p>
          </table:table-cell>
          <table:table-cell office:value-type="float" office:value="521955" calcext:value-type="float">
            <text:p>521955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4" calcext:value-type="float">
            <text:p>84</text:p>
          </table:table-cell>
          <table:table-cell office:value-type="float" office:value="151681" calcext:value-type="float">
            <text:p>151681</text:p>
          </table:table-cell>
          <table:table-cell office:value-type="float" office:value="238023" calcext:value-type="float">
            <text:p>238023</text:p>
          </table:table-cell>
          <table:table-cell office:value-type="float" office:value="389704" calcext:value-type="float">
            <text:p>389704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float" office:value="85" calcext:value-type="float">
            <text:p>85</text:p>
          </table:table-cell>
          <table:table-cell office:value-type="float" office:value="718497" calcext:value-type="float">
            <text:p>718497</text:p>
          </table:table-cell>
          <table:table-cell office:value-type="float" office:value="1546976" calcext:value-type="float">
            <text:p>1546976</text:p>
          </table:table-cell>
          <table:table-cell office:value-type="float" office:value="2265473" calcext:value-type="float">
            <text:p>226547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0" calcext:value-type="float">
            <text:p>0</text:p>
          </table:table-cell>
          <table:table-cell office:value-type="float" office:value="402082" calcext:value-type="float">
            <text:p>402082</text:p>
          </table:table-cell>
          <table:table-cell office:value-type="float" office:value="381896" calcext:value-type="float">
            <text:p>381896</text:p>
          </table:table-cell>
          <table:table-cell office:value-type="float" office:value="783978" calcext:value-type="float">
            <text:p>78397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" calcext:value-type="float">
            <text:p>1</text:p>
          </table:table-cell>
          <table:table-cell office:value-type="float" office:value="408361" calcext:value-type="float">
            <text:p>408361</text:p>
          </table:table-cell>
          <table:table-cell office:value-type="float" office:value="388013" calcext:value-type="float">
            <text:p>388013</text:p>
          </table:table-cell>
          <table:table-cell office:value-type="float" office:value="796374" calcext:value-type="float">
            <text:p>79637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" calcext:value-type="float">
            <text:p>2</text:p>
          </table:table-cell>
          <table:table-cell office:value-type="float" office:value="410978" calcext:value-type="float">
            <text:p>410978</text:p>
          </table:table-cell>
          <table:table-cell office:value-type="float" office:value="391673" calcext:value-type="float">
            <text:p>391673</text:p>
          </table:table-cell>
          <table:table-cell office:value-type="float" office:value="802651" calcext:value-type="float">
            <text:p>80265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" calcext:value-type="float">
            <text:p>3</text:p>
          </table:table-cell>
          <table:table-cell office:value-type="float" office:value="398943" calcext:value-type="float">
            <text:p>398943</text:p>
          </table:table-cell>
          <table:table-cell office:value-type="float" office:value="377820" calcext:value-type="float">
            <text:p>377820</text:p>
          </table:table-cell>
          <table:table-cell office:value-type="float" office:value="776763" calcext:value-type="float">
            <text:p>77676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" calcext:value-type="float">
            <text:p>4</text:p>
          </table:table-cell>
          <table:table-cell office:value-type="float" office:value="393733" calcext:value-type="float">
            <text:p>393733</text:p>
          </table:table-cell>
          <table:table-cell office:value-type="float" office:value="372898" calcext:value-type="float">
            <text:p>372898</text:p>
          </table:table-cell>
          <table:table-cell office:value-type="float" office:value="766631" calcext:value-type="float">
            <text:p>76663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" calcext:value-type="float">
            <text:p>5</text:p>
          </table:table-cell>
          <table:table-cell office:value-type="float" office:value="380099" calcext:value-type="float">
            <text:p>380099</text:p>
          </table:table-cell>
          <table:table-cell office:value-type="float" office:value="359630" calcext:value-type="float">
            <text:p>359630</text:p>
          </table:table-cell>
          <table:table-cell office:value-type="float" office:value="739729" calcext:value-type="float">
            <text:p>73972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" calcext:value-type="float">
            <text:p>6</text:p>
          </table:table-cell>
          <table:table-cell office:value-type="float" office:value="378881" calcext:value-type="float">
            <text:p>378881</text:p>
          </table:table-cell>
          <table:table-cell office:value-type="float" office:value="357868" calcext:value-type="float">
            <text:p>357868</text:p>
          </table:table-cell>
          <table:table-cell office:value-type="float" office:value="736749" calcext:value-type="float">
            <text:p>73674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" calcext:value-type="float">
            <text:p>7</text:p>
          </table:table-cell>
          <table:table-cell office:value-type="float" office:value="370192" calcext:value-type="float">
            <text:p>370192</text:p>
          </table:table-cell>
          <table:table-cell office:value-type="float" office:value="350421" calcext:value-type="float">
            <text:p>350421</text:p>
          </table:table-cell>
          <table:table-cell office:value-type="float" office:value="720613" calcext:value-type="float">
            <text:p>72061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" calcext:value-type="float">
            <text:p>8</text:p>
          </table:table-cell>
          <table:table-cell office:value-type="float" office:value="379116" calcext:value-type="float">
            <text:p>379116</text:p>
          </table:table-cell>
          <table:table-cell office:value-type="float" office:value="359122" calcext:value-type="float">
            <text:p>359122</text:p>
          </table:table-cell>
          <table:table-cell office:value-type="float" office:value="738238" calcext:value-type="float">
            <text:p>73823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9" calcext:value-type="float">
            <text:p>9</text:p>
          </table:table-cell>
          <table:table-cell office:value-type="float" office:value="373887" calcext:value-type="float">
            <text:p>373887</text:p>
          </table:table-cell>
          <table:table-cell office:value-type="float" office:value="353022" calcext:value-type="float">
            <text:p>353022</text:p>
          </table:table-cell>
          <table:table-cell office:value-type="float" office:value="726909" calcext:value-type="float">
            <text:p>72690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0" calcext:value-type="float">
            <text:p>10</text:p>
          </table:table-cell>
          <table:table-cell office:value-type="float" office:value="383341" calcext:value-type="float">
            <text:p>383341</text:p>
          </table:table-cell>
          <table:table-cell office:value-type="float" office:value="363004" calcext:value-type="float">
            <text:p>363004</text:p>
          </table:table-cell>
          <table:table-cell office:value-type="float" office:value="746345" calcext:value-type="float">
            <text:p>74634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1" calcext:value-type="float">
            <text:p>11</text:p>
          </table:table-cell>
          <table:table-cell office:value-type="float" office:value="381581" calcext:value-type="float">
            <text:p>381581</text:p>
          </table:table-cell>
          <table:table-cell office:value-type="float" office:value="359949" calcext:value-type="float">
            <text:p>359949</text:p>
          </table:table-cell>
          <table:table-cell office:value-type="float" office:value="741530" calcext:value-type="float">
            <text:p>74153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2" calcext:value-type="float">
            <text:p>12</text:p>
          </table:table-cell>
          <table:table-cell office:value-type="float" office:value="374579" calcext:value-type="float">
            <text:p>374579</text:p>
          </table:table-cell>
          <table:table-cell office:value-type="float" office:value="352344" calcext:value-type="float">
            <text:p>352344</text:p>
          </table:table-cell>
          <table:table-cell office:value-type="float" office:value="726923" calcext:value-type="float">
            <text:p>72692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3" calcext:value-type="float">
            <text:p>13</text:p>
          </table:table-cell>
          <table:table-cell office:value-type="float" office:value="378368" calcext:value-type="float">
            <text:p>378368</text:p>
          </table:table-cell>
          <table:table-cell office:value-type="float" office:value="357392" calcext:value-type="float">
            <text:p>357392</text:p>
          </table:table-cell>
          <table:table-cell office:value-type="float" office:value="735760" calcext:value-type="float">
            <text:p>73576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4" calcext:value-type="float">
            <text:p>14</text:p>
          </table:table-cell>
          <table:table-cell office:value-type="float" office:value="386561" calcext:value-type="float">
            <text:p>386561</text:p>
          </table:table-cell>
          <table:table-cell office:value-type="float" office:value="365061" calcext:value-type="float">
            <text:p>365061</text:p>
          </table:table-cell>
          <table:table-cell office:value-type="float" office:value="751622" calcext:value-type="float">
            <text:p>75162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5" calcext:value-type="float">
            <text:p>15</text:p>
          </table:table-cell>
          <table:table-cell office:value-type="float" office:value="387438" calcext:value-type="float">
            <text:p>387438</text:p>
          </table:table-cell>
          <table:table-cell office:value-type="float" office:value="364913" calcext:value-type="float">
            <text:p>364913</text:p>
          </table:table-cell>
          <table:table-cell office:value-type="float" office:value="752351" calcext:value-type="float">
            <text:p>75235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6" calcext:value-type="float">
            <text:p>16</text:p>
          </table:table-cell>
          <table:table-cell office:value-type="float" office:value="395934" calcext:value-type="float">
            <text:p>395934</text:p>
          </table:table-cell>
          <table:table-cell office:value-type="float" office:value="370583" calcext:value-type="float">
            <text:p>370583</text:p>
          </table:table-cell>
          <table:table-cell office:value-type="float" office:value="766517" calcext:value-type="float">
            <text:p>76651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7" calcext:value-type="float">
            <text:p>17</text:p>
          </table:table-cell>
          <table:table-cell office:value-type="float" office:value="408869" calcext:value-type="float">
            <text:p>408869</text:p>
          </table:table-cell>
          <table:table-cell office:value-type="float" office:value="378876" calcext:value-type="float">
            <text:p>378876</text:p>
          </table:table-cell>
          <table:table-cell office:value-type="float" office:value="787745" calcext:value-type="float">
            <text:p>78774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8" calcext:value-type="float">
            <text:p>18</text:p>
          </table:table-cell>
          <table:table-cell office:value-type="float" office:value="435928" calcext:value-type="float">
            <text:p>435928</text:p>
          </table:table-cell>
          <table:table-cell office:value-type="float" office:value="399834" calcext:value-type="float">
            <text:p>399834</text:p>
          </table:table-cell>
          <table:table-cell office:value-type="float" office:value="835762" calcext:value-type="float">
            <text:p>83576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9" calcext:value-type="float">
            <text:p>19</text:p>
          </table:table-cell>
          <table:table-cell office:value-type="float" office:value="454530" calcext:value-type="float">
            <text:p>454530</text:p>
          </table:table-cell>
          <table:table-cell office:value-type="float" office:value="406572" calcext:value-type="float">
            <text:p>406572</text:p>
          </table:table-cell>
          <table:table-cell office:value-type="float" office:value="861102" calcext:value-type="float">
            <text:p>86110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0" calcext:value-type="float">
            <text:p>20</text:p>
          </table:table-cell>
          <table:table-cell office:value-type="float" office:value="467967" calcext:value-type="float">
            <text:p>467967</text:p>
          </table:table-cell>
          <table:table-cell office:value-type="float" office:value="423692" calcext:value-type="float">
            <text:p>423692</text:p>
          </table:table-cell>
          <table:table-cell office:value-type="float" office:value="891659" calcext:value-type="float">
            <text:p>89165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1" calcext:value-type="float">
            <text:p>21</text:p>
          </table:table-cell>
          <table:table-cell office:value-type="float" office:value="491057" calcext:value-type="float">
            <text:p>491057</text:p>
          </table:table-cell>
          <table:table-cell office:value-type="float" office:value="443461" calcext:value-type="float">
            <text:p>443461</text:p>
          </table:table-cell>
          <table:table-cell office:value-type="float" office:value="934518" calcext:value-type="float">
            <text:p>93451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2" calcext:value-type="float">
            <text:p>22</text:p>
          </table:table-cell>
          <table:table-cell office:value-type="float" office:value="487046" calcext:value-type="float">
            <text:p>487046</text:p>
          </table:table-cell>
          <table:table-cell office:value-type="float" office:value="442477" calcext:value-type="float">
            <text:p>442477</text:p>
          </table:table-cell>
          <table:table-cell office:value-type="float" office:value="929523" calcext:value-type="float">
            <text:p>92952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3" calcext:value-type="float">
            <text:p>23</text:p>
          </table:table-cell>
          <table:table-cell office:value-type="float" office:value="480366" calcext:value-type="float">
            <text:p>480366</text:p>
          </table:table-cell>
          <table:table-cell office:value-type="float" office:value="436558" calcext:value-type="float">
            <text:p>436558</text:p>
          </table:table-cell>
          <table:table-cell office:value-type="float" office:value="916924" calcext:value-type="float">
            <text:p>91692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4" calcext:value-type="float">
            <text:p>24</text:p>
          </table:table-cell>
          <table:table-cell office:value-type="float" office:value="488576" calcext:value-type="float">
            <text:p>488576</text:p>
          </table:table-cell>
          <table:table-cell office:value-type="float" office:value="446072" calcext:value-type="float">
            <text:p>446072</text:p>
          </table:table-cell>
          <table:table-cell office:value-type="float" office:value="934648" calcext:value-type="float">
            <text:p>93464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5" calcext:value-type="float">
            <text:p>25</text:p>
          </table:table-cell>
          <table:table-cell office:value-type="float" office:value="503960" calcext:value-type="float">
            <text:p>503960</text:p>
          </table:table-cell>
          <table:table-cell office:value-type="float" office:value="463132" calcext:value-type="float">
            <text:p>463132</text:p>
          </table:table-cell>
          <table:table-cell office:value-type="float" office:value="967092" calcext:value-type="float">
            <text:p>96709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6" calcext:value-type="float">
            <text:p>26</text:p>
          </table:table-cell>
          <table:table-cell office:value-type="float" office:value="511892" calcext:value-type="float">
            <text:p>511892</text:p>
          </table:table-cell>
          <table:table-cell office:value-type="float" office:value="473472" calcext:value-type="float">
            <text:p>473472</text:p>
          </table:table-cell>
          <table:table-cell office:value-type="float" office:value="985364" calcext:value-type="float">
            <text:p>98536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7" calcext:value-type="float">
            <text:p>27</text:p>
          </table:table-cell>
          <table:table-cell office:value-type="float" office:value="530016" calcext:value-type="float">
            <text:p>530016</text:p>
          </table:table-cell>
          <table:table-cell office:value-type="float" office:value="491903" calcext:value-type="float">
            <text:p>491903</text:p>
          </table:table-cell>
          <table:table-cell office:value-type="float" office:value="1021919" calcext:value-type="float">
            <text:p>102191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8" calcext:value-type="float">
            <text:p>28</text:p>
          </table:table-cell>
          <table:table-cell office:value-type="float" office:value="579978" calcext:value-type="float">
            <text:p>579978</text:p>
          </table:table-cell>
          <table:table-cell office:value-type="float" office:value="536481" calcext:value-type="float">
            <text:p>536481</text:p>
          </table:table-cell>
          <table:table-cell office:value-type="float" office:value="1116459" calcext:value-type="float">
            <text:p>111645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29" calcext:value-type="float">
            <text:p>29</text:p>
          </table:table-cell>
          <table:table-cell office:value-type="float" office:value="570090" calcext:value-type="float">
            <text:p>570090</text:p>
          </table:table-cell>
          <table:table-cell office:value-type="float" office:value="532411" calcext:value-type="float">
            <text:p>532411</text:p>
          </table:table-cell>
          <table:table-cell office:value-type="float" office:value="1102501" calcext:value-type="float">
            <text:p>110250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0" calcext:value-type="float">
            <text:p>30</text:p>
          </table:table-cell>
          <table:table-cell office:value-type="float" office:value="584198" calcext:value-type="float">
            <text:p>584198</text:p>
          </table:table-cell>
          <table:table-cell office:value-type="float" office:value="543391" calcext:value-type="float">
            <text:p>543391</text:p>
          </table:table-cell>
          <table:table-cell office:value-type="float" office:value="1127589" calcext:value-type="float">
            <text:p>112758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1" calcext:value-type="float">
            <text:p>31</text:p>
          </table:table-cell>
          <table:table-cell office:value-type="float" office:value="570259" calcext:value-type="float">
            <text:p>570259</text:p>
          </table:table-cell>
          <table:table-cell office:value-type="float" office:value="533376" calcext:value-type="float">
            <text:p>533376</text:p>
          </table:table-cell>
          <table:table-cell office:value-type="float" office:value="1103635" calcext:value-type="float">
            <text:p>110363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2" calcext:value-type="float">
            <text:p>32</text:p>
          </table:table-cell>
          <table:table-cell office:value-type="float" office:value="556951" calcext:value-type="float">
            <text:p>556951</text:p>
          </table:table-cell>
          <table:table-cell office:value-type="float" office:value="526706" calcext:value-type="float">
            <text:p>526706</text:p>
          </table:table-cell>
          <table:table-cell office:value-type="float" office:value="1083657" calcext:value-type="float">
            <text:p>108365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3" calcext:value-type="float">
            <text:p>33</text:p>
          </table:table-cell>
          <table:table-cell office:value-type="float" office:value="538944" calcext:value-type="float">
            <text:p>538944</text:p>
          </table:table-cell>
          <table:table-cell office:value-type="float" office:value="511849" calcext:value-type="float">
            <text:p>511849</text:p>
          </table:table-cell>
          <table:table-cell office:value-type="float" office:value="1050793" calcext:value-type="float">
            <text:p>105079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4" calcext:value-type="float">
            <text:p>34</text:p>
          </table:table-cell>
          <table:table-cell office:value-type="float" office:value="533729" calcext:value-type="float">
            <text:p>533729</text:p>
          </table:table-cell>
          <table:table-cell office:value-type="float" office:value="509626" calcext:value-type="float">
            <text:p>509626</text:p>
          </table:table-cell>
          <table:table-cell office:value-type="float" office:value="1043355" calcext:value-type="float">
            <text:p>104335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5" calcext:value-type="float">
            <text:p>35</text:p>
          </table:table-cell>
          <table:table-cell office:value-type="float" office:value="532794" calcext:value-type="float">
            <text:p>532794</text:p>
          </table:table-cell>
          <table:table-cell office:value-type="float" office:value="512390" calcext:value-type="float">
            <text:p>512390</text:p>
          </table:table-cell>
          <table:table-cell office:value-type="float" office:value="1045184" calcext:value-type="float">
            <text:p>104518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6" calcext:value-type="float">
            <text:p>36</text:p>
          </table:table-cell>
          <table:table-cell office:value-type="float" office:value="542053" calcext:value-type="float">
            <text:p>542053</text:p>
          </table:table-cell>
          <table:table-cell office:value-type="float" office:value="523622" calcext:value-type="float">
            <text:p>523622</text:p>
          </table:table-cell>
          <table:table-cell office:value-type="float" office:value="1065675" calcext:value-type="float">
            <text:p>106567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7" calcext:value-type="float">
            <text:p>37</text:p>
          </table:table-cell>
          <table:table-cell office:value-type="float" office:value="534163" calcext:value-type="float">
            <text:p>534163</text:p>
          </table:table-cell>
          <table:table-cell office:value-type="float" office:value="522353" calcext:value-type="float">
            <text:p>522353</text:p>
          </table:table-cell>
          <table:table-cell office:value-type="float" office:value="1056516" calcext:value-type="float">
            <text:p>1056516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8" calcext:value-type="float">
            <text:p>38</text:p>
          </table:table-cell>
          <table:table-cell office:value-type="float" office:value="535440" calcext:value-type="float">
            <text:p>535440</text:p>
          </table:table-cell>
          <table:table-cell office:value-type="float" office:value="525329" calcext:value-type="float">
            <text:p>525329</text:p>
          </table:table-cell>
          <table:table-cell office:value-type="float" office:value="1060769" calcext:value-type="float">
            <text:p>106076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39" calcext:value-type="float">
            <text:p>39</text:p>
          </table:table-cell>
          <table:table-cell office:value-type="float" office:value="508867" calcext:value-type="float">
            <text:p>508867</text:p>
          </table:table-cell>
          <table:table-cell office:value-type="float" office:value="500405" calcext:value-type="float">
            <text:p>500405</text:p>
          </table:table-cell>
          <table:table-cell office:value-type="float" office:value="1009272" calcext:value-type="float">
            <text:p>100927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0" calcext:value-type="float">
            <text:p>40</text:p>
          </table:table-cell>
          <table:table-cell office:value-type="float" office:value="501847" calcext:value-type="float">
            <text:p>501847</text:p>
          </table:table-cell>
          <table:table-cell office:value-type="float" office:value="493223" calcext:value-type="float">
            <text:p>493223</text:p>
          </table:table-cell>
          <table:table-cell office:value-type="float" office:value="995070" calcext:value-type="float">
            <text:p>99507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1" calcext:value-type="float">
            <text:p>41</text:p>
          </table:table-cell>
          <table:table-cell office:value-type="float" office:value="497409" calcext:value-type="float">
            <text:p>497409</text:p>
          </table:table-cell>
          <table:table-cell office:value-type="float" office:value="488232" calcext:value-type="float">
            <text:p>488232</text:p>
          </table:table-cell>
          <table:table-cell office:value-type="float" office:value="985641" calcext:value-type="float">
            <text:p>98564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2" calcext:value-type="float">
            <text:p>42</text:p>
          </table:table-cell>
          <table:table-cell office:value-type="float" office:value="486195" calcext:value-type="float">
            <text:p>486195</text:p>
          </table:table-cell>
          <table:table-cell office:value-type="float" office:value="480318" calcext:value-type="float">
            <text:p>480318</text:p>
          </table:table-cell>
          <table:table-cell office:value-type="float" office:value="966513" calcext:value-type="float">
            <text:p>96651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3" calcext:value-type="float">
            <text:p>43</text:p>
          </table:table-cell>
          <table:table-cell office:value-type="float" office:value="474698" calcext:value-type="float">
            <text:p>474698</text:p>
          </table:table-cell>
          <table:table-cell office:value-type="float" office:value="466735" calcext:value-type="float">
            <text:p>466735</text:p>
          </table:table-cell>
          <table:table-cell office:value-type="float" office:value="941433" calcext:value-type="float">
            <text:p>94143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4" calcext:value-type="float">
            <text:p>44</text:p>
          </table:table-cell>
          <table:table-cell office:value-type="float" office:value="478809" calcext:value-type="float">
            <text:p>478809</text:p>
          </table:table-cell>
          <table:table-cell office:value-type="float" office:value="474272" calcext:value-type="float">
            <text:p>474272</text:p>
          </table:table-cell>
          <table:table-cell office:value-type="float" office:value="953081" calcext:value-type="float">
            <text:p>95308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5" calcext:value-type="float">
            <text:p>45</text:p>
          </table:table-cell>
          <table:table-cell office:value-type="float" office:value="481345" calcext:value-type="float">
            <text:p>481345</text:p>
          </table:table-cell>
          <table:table-cell office:value-type="float" office:value="478323" calcext:value-type="float">
            <text:p>478323</text:p>
          </table:table-cell>
          <table:table-cell office:value-type="float" office:value="959668" calcext:value-type="float">
            <text:p>95966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6" calcext:value-type="float">
            <text:p>46</text:p>
          </table:table-cell>
          <table:table-cell office:value-type="float" office:value="522398" calcext:value-type="float">
            <text:p>522398</text:p>
          </table:table-cell>
          <table:table-cell office:value-type="float" office:value="515871" calcext:value-type="float">
            <text:p>515871</text:p>
          </table:table-cell>
          <table:table-cell office:value-type="float" office:value="1038269" calcext:value-type="float">
            <text:p>103826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7" calcext:value-type="float">
            <text:p>47</text:p>
          </table:table-cell>
          <table:table-cell office:value-type="float" office:value="574308" calcext:value-type="float">
            <text:p>574308</text:p>
          </table:table-cell>
          <table:table-cell office:value-type="float" office:value="565711" calcext:value-type="float">
            <text:p>565711</text:p>
          </table:table-cell>
          <table:table-cell office:value-type="float" office:value="1140019" calcext:value-type="float">
            <text:p>114001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8" calcext:value-type="float">
            <text:p>48</text:p>
          </table:table-cell>
          <table:table-cell office:value-type="float" office:value="594783" calcext:value-type="float">
            <text:p>594783</text:p>
          </table:table-cell>
          <table:table-cell office:value-type="float" office:value="585955" calcext:value-type="float">
            <text:p>585955</text:p>
          </table:table-cell>
          <table:table-cell office:value-type="float" office:value="1180738" calcext:value-type="float">
            <text:p>1180738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49" calcext:value-type="float">
            <text:p>49</text:p>
          </table:table-cell>
          <table:table-cell office:value-type="float" office:value="639383" calcext:value-type="float">
            <text:p>639383</text:p>
          </table:table-cell>
          <table:table-cell office:value-type="float" office:value="626442" calcext:value-type="float">
            <text:p>626442</text:p>
          </table:table-cell>
          <table:table-cell office:value-type="float" office:value="1265825" calcext:value-type="float">
            <text:p>126582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0" calcext:value-type="float">
            <text:p>5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55193" calcext:value-type="float">
            <text:p>655193</text:p>
          </table:table-cell>
          <table:table-cell office:value-type="float" office:value="1323697" calcext:value-type="float">
            <text:p>132369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1" calcext:value-type="float">
            <text:p>51</text:p>
          </table:table-cell>
          <table:table-cell office:value-type="float" office:value="684228" calcext:value-type="float">
            <text:p>684228</text:p>
          </table:table-cell>
          <table:table-cell office:value-type="float" office:value="671992" calcext:value-type="float">
            <text:p>671992</text:p>
          </table:table-cell>
          <table:table-cell office:value-type="float" office:value="1356220" calcext:value-type="float">
            <text:p>135622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2" calcext:value-type="float">
            <text:p>52</text:p>
          </table:table-cell>
          <table:table-cell office:value-type="float" office:value="701292" calcext:value-type="float">
            <text:p>701292</text:p>
          </table:table-cell>
          <table:table-cell office:value-type="float" office:value="688474" calcext:value-type="float">
            <text:p>688474</text:p>
          </table:table-cell>
          <table:table-cell office:value-type="float" office:value="1389766" calcext:value-type="float">
            <text:p>1389766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3" calcext:value-type="float">
            <text:p>53</text:p>
          </table:table-cell>
          <table:table-cell office:value-type="float" office:value="703108" calcext:value-type="float">
            <text:p>703108</text:p>
          </table:table-cell>
          <table:table-cell office:value-type="float" office:value="688686" calcext:value-type="float">
            <text:p>688686</text:p>
          </table:table-cell>
          <table:table-cell office:value-type="float" office:value="1391794" calcext:value-type="float">
            <text:p>139179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4" calcext:value-type="float">
            <text:p>54</text:p>
          </table:table-cell>
          <table:table-cell office:value-type="float" office:value="713090" calcext:value-type="float">
            <text:p>713090</text:p>
          </table:table-cell>
          <table:table-cell office:value-type="float" office:value="701381" calcext:value-type="float">
            <text:p>701381</text:p>
          </table:table-cell>
          <table:table-cell office:value-type="float" office:value="1414471" calcext:value-type="float">
            <text:p>141447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5" calcext:value-type="float">
            <text:p>55</text:p>
          </table:table-cell>
          <table:table-cell office:value-type="float" office:value="703977" calcext:value-type="float">
            <text:p>703977</text:p>
          </table:table-cell>
          <table:table-cell office:value-type="float" office:value="695389" calcext:value-type="float">
            <text:p>695389</text:p>
          </table:table-cell>
          <table:table-cell office:value-type="float" office:value="1399366" calcext:value-type="float">
            <text:p>1399366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6" calcext:value-type="float">
            <text:p>56</text:p>
          </table:table-cell>
          <table:table-cell office:value-type="float" office:value="677539" calcext:value-type="float">
            <text:p>677539</text:p>
          </table:table-cell>
          <table:table-cell office:value-type="float" office:value="674050" calcext:value-type="float">
            <text:p>674050</text:p>
          </table:table-cell>
          <table:table-cell office:value-type="float" office:value="1351589" calcext:value-type="float">
            <text:p>1351589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7" calcext:value-type="float">
            <text:p>57</text:p>
          </table:table-cell>
          <table:table-cell office:value-type="float" office:value="662644" calcext:value-type="float">
            <text:p>662644</text:p>
          </table:table-cell>
          <table:table-cell office:value-type="float" office:value="665293" calcext:value-type="float">
            <text:p>665293</text:p>
          </table:table-cell>
          <table:table-cell office:value-type="float" office:value="1327937" calcext:value-type="float">
            <text:p>132793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8" calcext:value-type="float">
            <text:p>58</text:p>
          </table:table-cell>
          <table:table-cell office:value-type="float" office:value="637082" calcext:value-type="float">
            <text:p>637082</text:p>
          </table:table-cell>
          <table:table-cell office:value-type="float" office:value="642613" calcext:value-type="float">
            <text:p>642613</text:p>
          </table:table-cell>
          <table:table-cell office:value-type="float" office:value="1279695" calcext:value-type="float">
            <text:p>127969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59" calcext:value-type="float">
            <text:p>59</text:p>
          </table:table-cell>
          <table:table-cell office:value-type="float" office:value="616432" calcext:value-type="float">
            <text:p>616432</text:p>
          </table:table-cell>
          <table:table-cell office:value-type="float" office:value="623199" calcext:value-type="float">
            <text:p>623199</text:p>
          </table:table-cell>
          <table:table-cell office:value-type="float" office:value="1239631" calcext:value-type="float">
            <text:p>123963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0" calcext:value-type="float">
            <text:p>60</text:p>
          </table:table-cell>
          <table:table-cell office:value-type="float" office:value="578689" calcext:value-type="float">
            <text:p>578689</text:p>
          </table:table-cell>
          <table:table-cell office:value-type="float" office:value="587953" calcext:value-type="float">
            <text:p>587953</text:p>
          </table:table-cell>
          <table:table-cell office:value-type="float" office:value="1166642" calcext:value-type="float">
            <text:p>1166642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1" calcext:value-type="float">
            <text:p>61</text:p>
          </table:table-cell>
          <table:table-cell office:value-type="float" office:value="560949" calcext:value-type="float">
            <text:p>560949</text:p>
          </table:table-cell>
          <table:table-cell office:value-type="float" office:value="574142" calcext:value-type="float">
            <text:p>574142</text:p>
          </table:table-cell>
          <table:table-cell office:value-type="float" office:value="1135091" calcext:value-type="float">
            <text:p>113509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2" calcext:value-type="float">
            <text:p>62</text:p>
          </table:table-cell>
          <table:table-cell office:value-type="float" office:value="540345" calcext:value-type="float">
            <text:p>540345</text:p>
          </table:table-cell>
          <table:table-cell office:value-type="float" office:value="558648" calcext:value-type="float">
            <text:p>558648</text:p>
          </table:table-cell>
          <table:table-cell office:value-type="float" office:value="1098993" calcext:value-type="float">
            <text:p>109899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3" calcext:value-type="float">
            <text:p>63</text:p>
          </table:table-cell>
          <table:table-cell office:value-type="float" office:value="516948" calcext:value-type="float">
            <text:p>516948</text:p>
          </table:table-cell>
          <table:table-cell office:value-type="float" office:value="542697" calcext:value-type="float">
            <text:p>542697</text:p>
          </table:table-cell>
          <table:table-cell office:value-type="float" office:value="1059645" calcext:value-type="float">
            <text:p>105964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4" calcext:value-type="float">
            <text:p>64</text:p>
          </table:table-cell>
          <table:table-cell office:value-type="float" office:value="498794" calcext:value-type="float">
            <text:p>498794</text:p>
          </table:table-cell>
          <table:table-cell office:value-type="float" office:value="534749" calcext:value-type="float">
            <text:p>534749</text:p>
          </table:table-cell>
          <table:table-cell office:value-type="float" office:value="1033543" calcext:value-type="float">
            <text:p>103354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5" calcext:value-type="float">
            <text:p>65</text:p>
          </table:table-cell>
          <table:table-cell office:value-type="float" office:value="476419" calcext:value-type="float">
            <text:p>476419</text:p>
          </table:table-cell>
          <table:table-cell office:value-type="float" office:value="517881" calcext:value-type="float">
            <text:p>517881</text:p>
          </table:table-cell>
          <table:table-cell office:value-type="float" office:value="994300" calcext:value-type="float">
            <text:p>99430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6" calcext:value-type="float">
            <text:p>66</text:p>
          </table:table-cell>
          <table:table-cell office:value-type="float" office:value="471077" calcext:value-type="float">
            <text:p>471077</text:p>
          </table:table-cell>
          <table:table-cell office:value-type="float" office:value="515496" calcext:value-type="float">
            <text:p>515496</text:p>
          </table:table-cell>
          <table:table-cell office:value-type="float" office:value="986573" calcext:value-type="float">
            <text:p>98657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7" calcext:value-type="float">
            <text:p>67</text:p>
          </table:table-cell>
          <table:table-cell office:value-type="float" office:value="457083" calcext:value-type="float">
            <text:p>457083</text:p>
          </table:table-cell>
          <table:table-cell office:value-type="float" office:value="503090" calcext:value-type="float">
            <text:p>503090</text:p>
          </table:table-cell>
          <table:table-cell office:value-type="float" office:value="960173" calcext:value-type="float">
            <text:p>96017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8" calcext:value-type="float">
            <text:p>68</text:p>
          </table:table-cell>
          <table:table-cell office:value-type="float" office:value="452873" calcext:value-type="float">
            <text:p>452873</text:p>
          </table:table-cell>
          <table:table-cell office:value-type="float" office:value="500441" calcext:value-type="float">
            <text:p>500441</text:p>
          </table:table-cell>
          <table:table-cell office:value-type="float" office:value="953314" calcext:value-type="float">
            <text:p>95331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69" calcext:value-type="float">
            <text:p>69</text:p>
          </table:table-cell>
          <table:table-cell office:value-type="float" office:value="434182" calcext:value-type="float">
            <text:p>434182</text:p>
          </table:table-cell>
          <table:table-cell office:value-type="float" office:value="479955" calcext:value-type="float">
            <text:p>479955</text:p>
          </table:table-cell>
          <table:table-cell office:value-type="float" office:value="914137" calcext:value-type="float">
            <text:p>91413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0" calcext:value-type="float">
            <text:p>70</text:p>
          </table:table-cell>
          <table:table-cell office:value-type="float" office:value="392831" calcext:value-type="float">
            <text:p>392831</text:p>
          </table:table-cell>
          <table:table-cell office:value-type="float" office:value="434360" calcext:value-type="float">
            <text:p>434360</text:p>
          </table:table-cell>
          <table:table-cell office:value-type="float" office:value="827191" calcext:value-type="float">
            <text:p>82719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1" calcext:value-type="float">
            <text:p>71</text:p>
          </table:table-cell>
          <table:table-cell office:value-type="float" office:value="362555" calcext:value-type="float">
            <text:p>362555</text:p>
          </table:table-cell>
          <table:table-cell office:value-type="float" office:value="407525" calcext:value-type="float">
            <text:p>407525</text:p>
          </table:table-cell>
          <table:table-cell office:value-type="float" office:value="770080" calcext:value-type="float">
            <text:p>77008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2" calcext:value-type="float">
            <text:p>72</text:p>
          </table:table-cell>
          <table:table-cell office:value-type="float" office:value="309855" calcext:value-type="float">
            <text:p>309855</text:p>
          </table:table-cell>
          <table:table-cell office:value-type="float" office:value="352989" calcext:value-type="float">
            <text:p>352989</text:p>
          </table:table-cell>
          <table:table-cell office:value-type="float" office:value="662844" calcext:value-type="float">
            <text:p>66284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3" calcext:value-type="float">
            <text:p>73</text:p>
          </table:table-cell>
          <table:table-cell office:value-type="float" office:value="265056" calcext:value-type="float">
            <text:p>265056</text:p>
          </table:table-cell>
          <table:table-cell office:value-type="float" office:value="310937" calcext:value-type="float">
            <text:p>310937</text:p>
          </table:table-cell>
          <table:table-cell office:value-type="float" office:value="575993" calcext:value-type="float">
            <text:p>575993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4" calcext:value-type="float">
            <text:p>74</text:p>
          </table:table-cell>
          <table:table-cell office:value-type="float" office:value="349589" calcext:value-type="float">
            <text:p>349589</text:p>
          </table:table-cell>
          <table:table-cell office:value-type="float" office:value="410848" calcext:value-type="float">
            <text:p>410848</text:p>
          </table:table-cell>
          <table:table-cell office:value-type="float" office:value="760437" calcext:value-type="float">
            <text:p>76043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5" calcext:value-type="float">
            <text:p>75</text:p>
          </table:table-cell>
          <table:table-cell office:value-type="float" office:value="348468" calcext:value-type="float">
            <text:p>348468</text:p>
          </table:table-cell>
          <table:table-cell office:value-type="float" office:value="413063" calcext:value-type="float">
            <text:p>413063</text:p>
          </table:table-cell>
          <table:table-cell office:value-type="float" office:value="761531" calcext:value-type="float">
            <text:p>761531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6" calcext:value-type="float">
            <text:p>76</text:p>
          </table:table-cell>
          <table:table-cell office:value-type="float" office:value="329782" calcext:value-type="float">
            <text:p>329782</text:p>
          </table:table-cell>
          <table:table-cell office:value-type="float" office:value="396284" calcext:value-type="float">
            <text:p>396284</text:p>
          </table:table-cell>
          <table:table-cell office:value-type="float" office:value="726066" calcext:value-type="float">
            <text:p>726066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7" calcext:value-type="float">
            <text:p>77</text:p>
          </table:table-cell>
          <table:table-cell office:value-type="float" office:value="386471" calcext:value-type="float">
            <text:p>386471</text:p>
          </table:table-cell>
          <table:table-cell office:value-type="float" office:value="478586" calcext:value-type="float">
            <text:p>478586</text:p>
          </table:table-cell>
          <table:table-cell office:value-type="float" office:value="865057" calcext:value-type="float">
            <text:p>86505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8" calcext:value-type="float">
            <text:p>78</text:p>
          </table:table-cell>
          <table:table-cell office:value-type="float" office:value="390499" calcext:value-type="float">
            <text:p>390499</text:p>
          </table:table-cell>
          <table:table-cell office:value-type="float" office:value="497105" calcext:value-type="float">
            <text:p>497105</text:p>
          </table:table-cell>
          <table:table-cell office:value-type="float" office:value="887604" calcext:value-type="float">
            <text:p>887604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79" calcext:value-type="float">
            <text:p>79</text:p>
          </table:table-cell>
          <table:table-cell office:value-type="float" office:value="368391" calcext:value-type="float">
            <text:p>368391</text:p>
          </table:table-cell>
          <table:table-cell office:value-type="float" office:value="480735" calcext:value-type="float">
            <text:p>480735</text:p>
          </table:table-cell>
          <table:table-cell office:value-type="float" office:value="849126" calcext:value-type="float">
            <text:p>849126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0" calcext:value-type="float">
            <text:p>80</text:p>
          </table:table-cell>
          <table:table-cell office:value-type="float" office:value="326093" calcext:value-type="float">
            <text:p>326093</text:p>
          </table:table-cell>
          <table:table-cell office:value-type="float" office:value="435137" calcext:value-type="float">
            <text:p>435137</text:p>
          </table:table-cell>
          <table:table-cell office:value-type="float" office:value="761230" calcext:value-type="float">
            <text:p>76123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1" calcext:value-type="float">
            <text:p>81</text:p>
          </table:table-cell>
          <table:table-cell office:value-type="float" office:value="285975" calcext:value-type="float">
            <text:p>285975</text:p>
          </table:table-cell>
          <table:table-cell office:value-type="float" office:value="393435" calcext:value-type="float">
            <text:p>393435</text:p>
          </table:table-cell>
          <table:table-cell office:value-type="float" office:value="679410" calcext:value-type="float">
            <text:p>67941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2" calcext:value-type="float">
            <text:p>82</text:p>
          </table:table-cell>
          <table:table-cell office:value-type="float" office:value="256856" calcext:value-type="float">
            <text:p>256856</text:p>
          </table:table-cell>
          <table:table-cell office:value-type="float" office:value="365701" calcext:value-type="float">
            <text:p>365701</text:p>
          </table:table-cell>
          <table:table-cell office:value-type="float" office:value="622557" calcext:value-type="float">
            <text:p>622557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3" calcext:value-type="float">
            <text:p>83</text:p>
          </table:table-cell>
          <table:table-cell office:value-type="float" office:value="227215" calcext:value-type="float">
            <text:p>227215</text:p>
          </table:table-cell>
          <table:table-cell office:value-type="float" office:value="336350" calcext:value-type="float">
            <text:p>336350</text:p>
          </table:table-cell>
          <table:table-cell office:value-type="float" office:value="563565" calcext:value-type="float">
            <text:p>56356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4" calcext:value-type="float">
            <text:p>84</text:p>
          </table:table-cell>
          <table:table-cell office:value-type="float" office:value="190985" calcext:value-type="float">
            <text:p>190985</text:p>
          </table:table-cell>
          <table:table-cell office:value-type="float" office:value="293850" calcext:value-type="float">
            <text:p>293850</text:p>
          </table:table-cell>
          <table:table-cell office:value-type="float" office:value="484835" calcext:value-type="float">
            <text:p>48483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85" calcext:value-type="float">
            <text:p>85</text:p>
          </table:table-cell>
          <table:table-cell office:value-type="float" office:value="737893" calcext:value-type="float">
            <text:p>737893</text:p>
          </table:table-cell>
          <table:table-cell office:value-type="float" office:value="1539616" calcext:value-type="float">
            <text:p>1539616</text:p>
          </table:table-cell>
          <table:table-cell office:value-type="float" office:value="2277509" calcext:value-type="float">
            <text:p>227750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0" calcext:value-type="float">
            <text:p>0</text:p>
          </table:table-cell>
          <table:table-cell office:value-type="float" office:value="397560" calcext:value-type="float">
            <text:p>397560</text:p>
          </table:table-cell>
          <table:table-cell office:value-type="float" office:value="377310" calcext:value-type="float">
            <text:p>377310</text:p>
          </table:table-cell>
          <table:table-cell office:value-type="float" office:value="774870" calcext:value-type="float">
            <text:p>77487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" calcext:value-type="float">
            <text:p>1</text:p>
          </table:table-cell>
          <table:table-cell office:value-type="float" office:value="407210" calcext:value-type="float">
            <text:p>407210</text:p>
          </table:table-cell>
          <table:table-cell office:value-type="float" office:value="386922" calcext:value-type="float">
            <text:p>386922</text:p>
          </table:table-cell>
          <table:table-cell office:value-type="float" office:value="794132" calcext:value-type="float">
            <text:p>79413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" calcext:value-type="float">
            <text:p>2</text:p>
          </table:table-cell>
          <table:table-cell office:value-type="float" office:value="411575" calcext:value-type="float">
            <text:p>411575</text:p>
          </table:table-cell>
          <table:table-cell office:value-type="float" office:value="390840" calcext:value-type="float">
            <text:p>390840</text:p>
          </table:table-cell>
          <table:table-cell office:value-type="float" office:value="802415" calcext:value-type="float">
            <text:p>80241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" calcext:value-type="float">
            <text:p>3</text:p>
          </table:table-cell>
          <table:table-cell office:value-type="float" office:value="413588" calcext:value-type="float">
            <text:p>413588</text:p>
          </table:table-cell>
          <table:table-cell office:value-type="float" office:value="394228" calcext:value-type="float">
            <text:p>394228</text:p>
          </table:table-cell>
          <table:table-cell office:value-type="float" office:value="807816" calcext:value-type="float">
            <text:p>80781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" calcext:value-type="float">
            <text:p>4</text:p>
          </table:table-cell>
          <table:table-cell office:value-type="float" office:value="401776" calcext:value-type="float">
            <text:p>401776</text:p>
          </table:table-cell>
          <table:table-cell office:value-type="float" office:value="380367" calcext:value-type="float">
            <text:p>380367</text:p>
          </table:table-cell>
          <table:table-cell office:value-type="float" office:value="782143" calcext:value-type="float">
            <text:p>78214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" calcext:value-type="float">
            <text:p>5</text:p>
          </table:table-cell>
          <table:table-cell office:value-type="float" office:value="396168" calcext:value-type="float">
            <text:p>396168</text:p>
          </table:table-cell>
          <table:table-cell office:value-type="float" office:value="375311" calcext:value-type="float">
            <text:p>375311</text:p>
          </table:table-cell>
          <table:table-cell office:value-type="float" office:value="771479" calcext:value-type="float">
            <text:p>77147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" calcext:value-type="float">
            <text:p>6</text:p>
          </table:table-cell>
          <table:table-cell office:value-type="float" office:value="382282" calcext:value-type="float">
            <text:p>382282</text:p>
          </table:table-cell>
          <table:table-cell office:value-type="float" office:value="361672" calcext:value-type="float">
            <text:p>361672</text:p>
          </table:table-cell>
          <table:table-cell office:value-type="float" office:value="743954" calcext:value-type="float">
            <text:p>743954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" calcext:value-type="float">
            <text:p>7</text:p>
          </table:table-cell>
          <table:table-cell office:value-type="float" office:value="381535" calcext:value-type="float">
            <text:p>381535</text:p>
          </table:table-cell>
          <table:table-cell office:value-type="float" office:value="360434" calcext:value-type="float">
            <text:p>360434</text:p>
          </table:table-cell>
          <table:table-cell office:value-type="float" office:value="741969" calcext:value-type="float">
            <text:p>74196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" calcext:value-type="float">
            <text:p>8</text:p>
          </table:table-cell>
          <table:table-cell office:value-type="float" office:value="372873" calcext:value-type="float">
            <text:p>372873</text:p>
          </table:table-cell>
          <table:table-cell office:value-type="float" office:value="352934" calcext:value-type="float">
            <text:p>352934</text:p>
          </table:table-cell>
          <table:table-cell office:value-type="float" office:value="725807" calcext:value-type="float">
            <text:p>72580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9" calcext:value-type="float">
            <text:p>9</text:p>
          </table:table-cell>
          <table:table-cell office:value-type="float" office:value="381985" calcext:value-type="float">
            <text:p>381985</text:p>
          </table:table-cell>
          <table:table-cell office:value-type="float" office:value="361776" calcext:value-type="float">
            <text:p>361776</text:p>
          </table:table-cell>
          <table:table-cell office:value-type="float" office:value="743761" calcext:value-type="float">
            <text:p>74376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0" calcext:value-type="float">
            <text:p>10</text:p>
          </table:table-cell>
          <table:table-cell office:value-type="float" office:value="376669" calcext:value-type="float">
            <text:p>376669</text:p>
          </table:table-cell>
          <table:table-cell office:value-type="float" office:value="355707" calcext:value-type="float">
            <text:p>355707</text:p>
          </table:table-cell>
          <table:table-cell office:value-type="float" office:value="732376" calcext:value-type="float">
            <text:p>73237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1" calcext:value-type="float">
            <text:p>11</text:p>
          </table:table-cell>
          <table:table-cell office:value-type="float" office:value="386060" calcext:value-type="float">
            <text:p>386060</text:p>
          </table:table-cell>
          <table:table-cell office:value-type="float" office:value="365603" calcext:value-type="float">
            <text:p>365603</text:p>
          </table:table-cell>
          <table:table-cell office:value-type="float" office:value="751663" calcext:value-type="float">
            <text:p>75166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2" calcext:value-type="float">
            <text:p>12</text:p>
          </table:table-cell>
          <table:table-cell office:value-type="float" office:value="384312" calcext:value-type="float">
            <text:p>384312</text:p>
          </table:table-cell>
          <table:table-cell office:value-type="float" office:value="362358" calcext:value-type="float">
            <text:p>362358</text:p>
          </table:table-cell>
          <table:table-cell office:value-type="float" office:value="746670" calcext:value-type="float">
            <text:p>74667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3" calcext:value-type="float">
            <text:p>13</text:p>
          </table:table-cell>
          <table:table-cell office:value-type="float" office:value="377121" calcext:value-type="float">
            <text:p>377121</text:p>
          </table:table-cell>
          <table:table-cell office:value-type="float" office:value="354577" calcext:value-type="float">
            <text:p>354577</text:p>
          </table:table-cell>
          <table:table-cell office:value-type="float" office:value="731698" calcext:value-type="float">
            <text:p>73169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4" calcext:value-type="float">
            <text:p>14</text:p>
          </table:table-cell>
          <table:table-cell office:value-type="float" office:value="380989" calcext:value-type="float">
            <text:p>380989</text:p>
          </table:table-cell>
          <table:table-cell office:value-type="float" office:value="359517" calcext:value-type="float">
            <text:p>359517</text:p>
          </table:table-cell>
          <table:table-cell office:value-type="float" office:value="740506" calcext:value-type="float">
            <text:p>74050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5" calcext:value-type="float">
            <text:p>15</text:p>
          </table:table-cell>
          <table:table-cell office:value-type="float" office:value="389361" calcext:value-type="float">
            <text:p>389361</text:p>
          </table:table-cell>
          <table:table-cell office:value-type="float" office:value="367462" calcext:value-type="float">
            <text:p>367462</text:p>
          </table:table-cell>
          <table:table-cell office:value-type="float" office:value="756823" calcext:value-type="float">
            <text:p>75682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6" calcext:value-type="float">
            <text:p>16</text:p>
          </table:table-cell>
          <table:table-cell office:value-type="float" office:value="390458" calcext:value-type="float">
            <text:p>390458</text:p>
          </table:table-cell>
          <table:table-cell office:value-type="float" office:value="367424" calcext:value-type="float">
            <text:p>367424</text:p>
          </table:table-cell>
          <table:table-cell office:value-type="float" office:value="757882" calcext:value-type="float">
            <text:p>75788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7" calcext:value-type="float">
            <text:p>17</text:p>
          </table:table-cell>
          <table:table-cell office:value-type="float" office:value="398912" calcext:value-type="float">
            <text:p>398912</text:p>
          </table:table-cell>
          <table:table-cell office:value-type="float" office:value="373026" calcext:value-type="float">
            <text:p>373026</text:p>
          </table:table-cell>
          <table:table-cell office:value-type="float" office:value="771938" calcext:value-type="float">
            <text:p>77193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8" calcext:value-type="float">
            <text:p>18</text:p>
          </table:table-cell>
          <table:table-cell office:value-type="float" office:value="414640" calcext:value-type="float">
            <text:p>414640</text:p>
          </table:table-cell>
          <table:table-cell office:value-type="float" office:value="383874" calcext:value-type="float">
            <text:p>383874</text:p>
          </table:table-cell>
          <table:table-cell office:value-type="float" office:value="798514" calcext:value-type="float">
            <text:p>798514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19" calcext:value-type="float">
            <text:p>19</text:p>
          </table:table-cell>
          <table:table-cell office:value-type="float" office:value="445475" calcext:value-type="float">
            <text:p>445475</text:p>
          </table:table-cell>
          <table:table-cell office:value-type="float" office:value="408611" calcext:value-type="float">
            <text:p>408611</text:p>
          </table:table-cell>
          <table:table-cell office:value-type="float" office:value="854086" calcext:value-type="float">
            <text:p>85408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0" calcext:value-type="float">
            <text:p>20</text:p>
          </table:table-cell>
          <table:table-cell office:value-type="float" office:value="462725" calcext:value-type="float">
            <text:p>462725</text:p>
          </table:table-cell>
          <table:table-cell office:value-type="float" office:value="416144" calcext:value-type="float">
            <text:p>416144</text:p>
          </table:table-cell>
          <table:table-cell office:value-type="float" office:value="878869" calcext:value-type="float">
            <text:p>87886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1" calcext:value-type="float">
            <text:p>21</text:p>
          </table:table-cell>
          <table:table-cell office:value-type="float" office:value="474649" calcext:value-type="float">
            <text:p>474649</text:p>
          </table:table-cell>
          <table:table-cell office:value-type="float" office:value="431253" calcext:value-type="float">
            <text:p>431253</text:p>
          </table:table-cell>
          <table:table-cell office:value-type="float" office:value="905902" calcext:value-type="float">
            <text:p>90590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2" calcext:value-type="float">
            <text:p>22</text:p>
          </table:table-cell>
          <table:table-cell office:value-type="float" office:value="497629" calcext:value-type="float">
            <text:p>497629</text:p>
          </table:table-cell>
          <table:table-cell office:value-type="float" office:value="450017" calcext:value-type="float">
            <text:p>450017</text:p>
          </table:table-cell>
          <table:table-cell office:value-type="float" office:value="947646" calcext:value-type="float">
            <text:p>94764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3" calcext:value-type="float">
            <text:p>23</text:p>
          </table:table-cell>
          <table:table-cell office:value-type="float" office:value="494185" calcext:value-type="float">
            <text:p>494185</text:p>
          </table:table-cell>
          <table:table-cell office:value-type="float" office:value="450406" calcext:value-type="float">
            <text:p>450406</text:p>
          </table:table-cell>
          <table:table-cell office:value-type="float" office:value="944591" calcext:value-type="float">
            <text:p>94459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4" calcext:value-type="float">
            <text:p>24</text:p>
          </table:table-cell>
          <table:table-cell office:value-type="float" office:value="487309" calcext:value-type="float">
            <text:p>487309</text:p>
          </table:table-cell>
          <table:table-cell office:value-type="float" office:value="444114" calcext:value-type="float">
            <text:p>444114</text:p>
          </table:table-cell>
          <table:table-cell office:value-type="float" office:value="931423" calcext:value-type="float">
            <text:p>93142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5" calcext:value-type="float">
            <text:p>25</text:p>
          </table:table-cell>
          <table:table-cell office:value-type="float" office:value="494331" calcext:value-type="float">
            <text:p>494331</text:p>
          </table:table-cell>
          <table:table-cell office:value-type="float" office:value="452701" calcext:value-type="float">
            <text:p>452701</text:p>
          </table:table-cell>
          <table:table-cell office:value-type="float" office:value="947032" calcext:value-type="float">
            <text:p>94703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6" calcext:value-type="float">
            <text:p>26</text:p>
          </table:table-cell>
          <table:table-cell office:value-type="float" office:value="508936" calcext:value-type="float">
            <text:p>508936</text:p>
          </table:table-cell>
          <table:table-cell office:value-type="float" office:value="469206" calcext:value-type="float">
            <text:p>469206</text:p>
          </table:table-cell>
          <table:table-cell office:value-type="float" office:value="978142" calcext:value-type="float">
            <text:p>97814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7" calcext:value-type="float">
            <text:p>27</text:p>
          </table:table-cell>
          <table:table-cell office:value-type="float" office:value="516271" calcext:value-type="float">
            <text:p>516271</text:p>
          </table:table-cell>
          <table:table-cell office:value-type="float" office:value="479244" calcext:value-type="float">
            <text:p>479244</text:p>
          </table:table-cell>
          <table:table-cell office:value-type="float" office:value="995515" calcext:value-type="float">
            <text:p>99551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8" calcext:value-type="float">
            <text:p>28</text:p>
          </table:table-cell>
          <table:table-cell office:value-type="float" office:value="533893" calcext:value-type="float">
            <text:p>533893</text:p>
          </table:table-cell>
          <table:table-cell office:value-type="float" office:value="496421" calcext:value-type="float">
            <text:p>496421</text:p>
          </table:table-cell>
          <table:table-cell office:value-type="float" office:value="1030314" calcext:value-type="float">
            <text:p>1030314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9" calcext:value-type="float">
            <text:p>29</text:p>
          </table:table-cell>
          <table:table-cell office:value-type="float" office:value="582551" calcext:value-type="float">
            <text:p>582551</text:p>
          </table:table-cell>
          <table:table-cell office:value-type="float" office:value="540917" calcext:value-type="float">
            <text:p>540917</text:p>
          </table:table-cell>
          <table:table-cell office:value-type="float" office:value="1123468" calcext:value-type="float">
            <text:p>112346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0" calcext:value-type="float">
            <text:p>30</text:p>
          </table:table-cell>
          <table:table-cell office:value-type="float" office:value="572863" calcext:value-type="float">
            <text:p>572863</text:p>
          </table:table-cell>
          <table:table-cell office:value-type="float" office:value="536364" calcext:value-type="float">
            <text:p>536364</text:p>
          </table:table-cell>
          <table:table-cell office:value-type="float" office:value="1109227" calcext:value-type="float">
            <text:p>110922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1" calcext:value-type="float">
            <text:p>31</text:p>
          </table:table-cell>
          <table:table-cell office:value-type="float" office:value="586239" calcext:value-type="float">
            <text:p>586239</text:p>
          </table:table-cell>
          <table:table-cell office:value-type="float" office:value="547343" calcext:value-type="float">
            <text:p>547343</text:p>
          </table:table-cell>
          <table:table-cell office:value-type="float" office:value="1133582" calcext:value-type="float">
            <text:p>113358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2" calcext:value-type="float">
            <text:p>32</text:p>
          </table:table-cell>
          <table:table-cell office:value-type="float" office:value="572165" calcext:value-type="float">
            <text:p>572165</text:p>
          </table:table-cell>
          <table:table-cell office:value-type="float" office:value="536845" calcext:value-type="float">
            <text:p>536845</text:p>
          </table:table-cell>
          <table:table-cell office:value-type="float" office:value="1109010" calcext:value-type="float">
            <text:p>110901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3" calcext:value-type="float">
            <text:p>33</text:p>
          </table:table-cell>
          <table:table-cell office:value-type="float" office:value="558639" calcext:value-type="float">
            <text:p>558639</text:p>
          </table:table-cell>
          <table:table-cell office:value-type="float" office:value="530061" calcext:value-type="float">
            <text:p>530061</text:p>
          </table:table-cell>
          <table:table-cell office:value-type="float" office:value="1088700" calcext:value-type="float">
            <text:p>108870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4" calcext:value-type="float">
            <text:p>34</text:p>
          </table:table-cell>
          <table:table-cell office:value-type="float" office:value="540359" calcext:value-type="float">
            <text:p>540359</text:p>
          </table:table-cell>
          <table:table-cell office:value-type="float" office:value="514842" calcext:value-type="float">
            <text:p>514842</text:p>
          </table:table-cell>
          <table:table-cell office:value-type="float" office:value="1055201" calcext:value-type="float">
            <text:p>105520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5" calcext:value-type="float">
            <text:p>35</text:p>
          </table:table-cell>
          <table:table-cell office:value-type="float" office:value="535452" calcext:value-type="float">
            <text:p>535452</text:p>
          </table:table-cell>
          <table:table-cell office:value-type="float" office:value="512634" calcext:value-type="float">
            <text:p>512634</text:p>
          </table:table-cell>
          <table:table-cell office:value-type="float" office:value="1048086" calcext:value-type="float">
            <text:p>104808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6" calcext:value-type="float">
            <text:p>36</text:p>
          </table:table-cell>
          <table:table-cell office:value-type="float" office:value="533620" calcext:value-type="float">
            <text:p>533620</text:p>
          </table:table-cell>
          <table:table-cell office:value-type="float" office:value="515142" calcext:value-type="float">
            <text:p>515142</text:p>
          </table:table-cell>
          <table:table-cell office:value-type="float" office:value="1048762" calcext:value-type="float">
            <text:p>104876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7" calcext:value-type="float">
            <text:p>37</text:p>
          </table:table-cell>
          <table:table-cell office:value-type="float" office:value="543069" calcext:value-type="float">
            <text:p>543069</text:p>
          </table:table-cell>
          <table:table-cell office:value-type="float" office:value="526099" calcext:value-type="float">
            <text:p>526099</text:p>
          </table:table-cell>
          <table:table-cell office:value-type="float" office:value="1069168" calcext:value-type="float">
            <text:p>106916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8" calcext:value-type="float">
            <text:p>38</text:p>
          </table:table-cell>
          <table:table-cell office:value-type="float" office:value="534940" calcext:value-type="float">
            <text:p>534940</text:p>
          </table:table-cell>
          <table:table-cell office:value-type="float" office:value="524539" calcext:value-type="float">
            <text:p>524539</text:p>
          </table:table-cell>
          <table:table-cell office:value-type="float" office:value="1059479" calcext:value-type="float">
            <text:p>105947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39" calcext:value-type="float">
            <text:p>39</text:p>
          </table:table-cell>
          <table:table-cell office:value-type="float" office:value="536040" calcext:value-type="float">
            <text:p>536040</text:p>
          </table:table-cell>
          <table:table-cell office:value-type="float" office:value="527675" calcext:value-type="float">
            <text:p>527675</text:p>
          </table:table-cell>
          <table:table-cell office:value-type="float" office:value="1063715" calcext:value-type="float">
            <text:p>106371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0" calcext:value-type="float">
            <text:p>40</text:p>
          </table:table-cell>
          <table:table-cell office:value-type="float" office:value="509370" calcext:value-type="float">
            <text:p>509370</text:p>
          </table:table-cell>
          <table:table-cell office:value-type="float" office:value="502448" calcext:value-type="float">
            <text:p>502448</text:p>
          </table:table-cell>
          <table:table-cell office:value-type="float" office:value="1011818" calcext:value-type="float">
            <text:p>101181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1" calcext:value-type="float">
            <text:p>41</text:p>
          </table:table-cell>
          <table:table-cell office:value-type="float" office:value="502267" calcext:value-type="float">
            <text:p>502267</text:p>
          </table:table-cell>
          <table:table-cell office:value-type="float" office:value="495161" calcext:value-type="float">
            <text:p>495161</text:p>
          </table:table-cell>
          <table:table-cell office:value-type="float" office:value="997428" calcext:value-type="float">
            <text:p>99742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2" calcext:value-type="float">
            <text:p>42</text:p>
          </table:table-cell>
          <table:table-cell office:value-type="float" office:value="497583" calcext:value-type="float">
            <text:p>497583</text:p>
          </table:table-cell>
          <table:table-cell office:value-type="float" office:value="490040" calcext:value-type="float">
            <text:p>490040</text:p>
          </table:table-cell>
          <table:table-cell office:value-type="float" office:value="987623" calcext:value-type="float">
            <text:p>98762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3" calcext:value-type="float">
            <text:p>43</text:p>
          </table:table-cell>
          <table:table-cell office:value-type="float" office:value="486715" calcext:value-type="float">
            <text:p>486715</text:p>
          </table:table-cell>
          <table:table-cell office:value-type="float" office:value="482170" calcext:value-type="float">
            <text:p>482170</text:p>
          </table:table-cell>
          <table:table-cell office:value-type="float" office:value="968885" calcext:value-type="float">
            <text:p>96888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4" calcext:value-type="float">
            <text:p>44</text:p>
          </table:table-cell>
          <table:table-cell office:value-type="float" office:value="474999" calcext:value-type="float">
            <text:p>474999</text:p>
          </table:table-cell>
          <table:table-cell office:value-type="float" office:value="468273" calcext:value-type="float">
            <text:p>468273</text:p>
          </table:table-cell>
          <table:table-cell office:value-type="float" office:value="943272" calcext:value-type="float">
            <text:p>94327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5" calcext:value-type="float">
            <text:p>45</text:p>
          </table:table-cell>
          <table:table-cell office:value-type="float" office:value="478749" calcext:value-type="float">
            <text:p>478749</text:p>
          </table:table-cell>
          <table:table-cell office:value-type="float" office:value="475713" calcext:value-type="float">
            <text:p>475713</text:p>
          </table:table-cell>
          <table:table-cell office:value-type="float" office:value="954462" calcext:value-type="float">
            <text:p>95446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6" calcext:value-type="float">
            <text:p>46</text:p>
          </table:table-cell>
          <table:table-cell office:value-type="float" office:value="481428" calcext:value-type="float">
            <text:p>481428</text:p>
          </table:table-cell>
          <table:table-cell office:value-type="float" office:value="479401" calcext:value-type="float">
            <text:p>479401</text:p>
          </table:table-cell>
          <table:table-cell office:value-type="float" office:value="960829" calcext:value-type="float">
            <text:p>96082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7" calcext:value-type="float">
            <text:p>47</text:p>
          </table:table-cell>
          <table:table-cell office:value-type="float" office:value="521939" calcext:value-type="float">
            <text:p>521939</text:p>
          </table:table-cell>
          <table:table-cell office:value-type="float" office:value="516858" calcext:value-type="float">
            <text:p>516858</text:p>
          </table:table-cell>
          <table:table-cell office:value-type="float" office:value="1038797" calcext:value-type="float">
            <text:p>103879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8" calcext:value-type="float">
            <text:p>48</text:p>
          </table:table-cell>
          <table:table-cell office:value-type="float" office:value="573372" calcext:value-type="float">
            <text:p>573372</text:p>
          </table:table-cell>
          <table:table-cell office:value-type="float" office:value="566218" calcext:value-type="float">
            <text:p>566218</text:p>
          </table:table-cell>
          <table:table-cell office:value-type="float" office:value="1139590" calcext:value-type="float">
            <text:p>113959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49" calcext:value-type="float">
            <text:p>49</text:p>
          </table:table-cell>
          <table:table-cell office:value-type="float" office:value="593452" calcext:value-type="float">
            <text:p>593452</text:p>
          </table:table-cell>
          <table:table-cell office:value-type="float" office:value="586228" calcext:value-type="float">
            <text:p>586228</text:p>
          </table:table-cell>
          <table:table-cell office:value-type="float" office:value="1179680" calcext:value-type="float">
            <text:p>117968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0" calcext:value-type="float">
            <text:p>50</text:p>
          </table:table-cell>
          <table:table-cell office:value-type="float" office:value="637745" calcext:value-type="float">
            <text:p>637745</text:p>
          </table:table-cell>
          <table:table-cell office:value-type="float" office:value="626200" calcext:value-type="float">
            <text:p>626200</text:p>
          </table:table-cell>
          <table:table-cell office:value-type="float" office:value="1263945" calcext:value-type="float">
            <text:p>126394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1" calcext:value-type="float">
            <text:p>51</text:p>
          </table:table-cell>
          <table:table-cell office:value-type="float" office:value="666400" calcext:value-type="float">
            <text:p>666400</text:p>
          </table:table-cell>
          <table:table-cell office:value-type="float" office:value="654560" calcext:value-type="float">
            <text:p>654560</text:p>
          </table:table-cell>
          <table:table-cell office:value-type="float" office:value="1320960" calcext:value-type="float">
            <text:p>132096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2" calcext:value-type="float">
            <text:p>52</text:p>
          </table:table-cell>
          <table:table-cell office:value-type="float" office:value="681623" calcext:value-type="float">
            <text:p>681623</text:p>
          </table:table-cell>
          <table:table-cell office:value-type="float" office:value="671147" calcext:value-type="float">
            <text:p>671147</text:p>
          </table:table-cell>
          <table:table-cell office:value-type="float" office:value="1352770" calcext:value-type="float">
            <text:p>135277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3" calcext:value-type="float">
            <text:p>53</text:p>
          </table:table-cell>
          <table:table-cell office:value-type="float" office:value="698358" calcext:value-type="float">
            <text:p>698358</text:p>
          </table:table-cell>
          <table:table-cell office:value-type="float" office:value="687250" calcext:value-type="float">
            <text:p>687250</text:p>
          </table:table-cell>
          <table:table-cell office:value-type="float" office:value="1385608" calcext:value-type="float">
            <text:p>138560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4" calcext:value-type="float">
            <text:p>54</text:p>
          </table:table-cell>
          <table:table-cell office:value-type="float" office:value="699645" calcext:value-type="float">
            <text:p>699645</text:p>
          </table:table-cell>
          <table:table-cell office:value-type="float" office:value="687307" calcext:value-type="float">
            <text:p>687307</text:p>
          </table:table-cell>
          <table:table-cell office:value-type="float" office:value="1386952" calcext:value-type="float">
            <text:p>138695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5" calcext:value-type="float">
            <text:p>55</text:p>
          </table:table-cell>
          <table:table-cell office:value-type="float" office:value="709145" calcext:value-type="float">
            <text:p>709145</text:p>
          </table:table-cell>
          <table:table-cell office:value-type="float" office:value="699687" calcext:value-type="float">
            <text:p>699687</text:p>
          </table:table-cell>
          <table:table-cell office:value-type="float" office:value="1408832" calcext:value-type="float">
            <text:p>140883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6" calcext:value-type="float">
            <text:p>56</text:p>
          </table:table-cell>
          <table:table-cell office:value-type="float" office:value="699652" calcext:value-type="float">
            <text:p>699652</text:p>
          </table:table-cell>
          <table:table-cell office:value-type="float" office:value="693290" calcext:value-type="float">
            <text:p>693290</text:p>
          </table:table-cell>
          <table:table-cell office:value-type="float" office:value="1392942" calcext:value-type="float">
            <text:p>139294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7" calcext:value-type="float">
            <text:p>57</text:p>
          </table:table-cell>
          <table:table-cell office:value-type="float" office:value="672765" calcext:value-type="float">
            <text:p>672765</text:p>
          </table:table-cell>
          <table:table-cell office:value-type="float" office:value="671623" calcext:value-type="float">
            <text:p>671623</text:p>
          </table:table-cell>
          <table:table-cell office:value-type="float" office:value="1344388" calcext:value-type="float">
            <text:p>134438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8" calcext:value-type="float">
            <text:p>58</text:p>
          </table:table-cell>
          <table:table-cell office:value-type="float" office:value="657265" calcext:value-type="float">
            <text:p>657265</text:p>
          </table:table-cell>
          <table:table-cell office:value-type="float" office:value="662587" calcext:value-type="float">
            <text:p>662587</text:p>
          </table:table-cell>
          <table:table-cell office:value-type="float" office:value="1319852" calcext:value-type="float">
            <text:p>131985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59" calcext:value-type="float">
            <text:p>59</text:p>
          </table:table-cell>
          <table:table-cell office:value-type="float" office:value="631563" calcext:value-type="float">
            <text:p>631563</text:p>
          </table:table-cell>
          <table:table-cell office:value-type="float" office:value="639728" calcext:value-type="float">
            <text:p>639728</text:p>
          </table:table-cell>
          <table:table-cell office:value-type="float" office:value="1271291" calcext:value-type="float">
            <text:p>127129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0" calcext:value-type="float">
            <text:p>60</text:p>
          </table:table-cell>
          <table:table-cell office:value-type="float" office:value="610222" calcext:value-type="float">
            <text:p>610222</text:p>
          </table:table-cell>
          <table:table-cell office:value-type="float" office:value="619887" calcext:value-type="float">
            <text:p>619887</text:p>
          </table:table-cell>
          <table:table-cell office:value-type="float" office:value="1230109" calcext:value-type="float">
            <text:p>123010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1" calcext:value-type="float">
            <text:p>61</text:p>
          </table:table-cell>
          <table:table-cell office:value-type="float" office:value="572499" calcext:value-type="float">
            <text:p>572499</text:p>
          </table:table-cell>
          <table:table-cell office:value-type="float" office:value="584626" calcext:value-type="float">
            <text:p>584626</text:p>
          </table:table-cell>
          <table:table-cell office:value-type="float" office:value="1157125" calcext:value-type="float">
            <text:p>115712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2" calcext:value-type="float">
            <text:p>62</text:p>
          </table:table-cell>
          <table:table-cell office:value-type="float" office:value="554257" calcext:value-type="float">
            <text:p>554257</text:p>
          </table:table-cell>
          <table:table-cell office:value-type="float" office:value="570501" calcext:value-type="float">
            <text:p>570501</text:p>
          </table:table-cell>
          <table:table-cell office:value-type="float" office:value="1124758" calcext:value-type="float">
            <text:p>112475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3" calcext:value-type="float">
            <text:p>63</text:p>
          </table:table-cell>
          <table:table-cell office:value-type="float" office:value="533171" calcext:value-type="float">
            <text:p>533171</text:p>
          </table:table-cell>
          <table:table-cell office:value-type="float" office:value="554786" calcext:value-type="float">
            <text:p>554786</text:p>
          </table:table-cell>
          <table:table-cell office:value-type="float" office:value="1087957" calcext:value-type="float">
            <text:p>108795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4" calcext:value-type="float">
            <text:p>64</text:p>
          </table:table-cell>
          <table:table-cell office:value-type="float" office:value="509304" calcext:value-type="float">
            <text:p>509304</text:p>
          </table:table-cell>
          <table:table-cell office:value-type="float" office:value="538518" calcext:value-type="float">
            <text:p>538518</text:p>
          </table:table-cell>
          <table:table-cell office:value-type="float" office:value="1047822" calcext:value-type="float">
            <text:p>104782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5" calcext:value-type="float">
            <text:p>65</text:p>
          </table:table-cell>
          <table:table-cell office:value-type="float" office:value="490640" calcext:value-type="float">
            <text:p>490640</text:p>
          </table:table-cell>
          <table:table-cell office:value-type="float" office:value="530406" calcext:value-type="float">
            <text:p>530406</text:p>
          </table:table-cell>
          <table:table-cell office:value-type="float" office:value="1021046" calcext:value-type="float">
            <text:p>102104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6" calcext:value-type="float">
            <text:p>66</text:p>
          </table:table-cell>
          <table:table-cell office:value-type="float" office:value="468105" calcext:value-type="float">
            <text:p>468105</text:p>
          </table:table-cell>
          <table:table-cell office:value-type="float" office:value="513081" calcext:value-type="float">
            <text:p>513081</text:p>
          </table:table-cell>
          <table:table-cell office:value-type="float" office:value="981186" calcext:value-type="float">
            <text:p>98118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7" calcext:value-type="float">
            <text:p>67</text:p>
          </table:table-cell>
          <table:table-cell office:value-type="float" office:value="462222" calcext:value-type="float">
            <text:p>462222</text:p>
          </table:table-cell>
          <table:table-cell office:value-type="float" office:value="510373" calcext:value-type="float">
            <text:p>510373</text:p>
          </table:table-cell>
          <table:table-cell office:value-type="float" office:value="972595" calcext:value-type="float">
            <text:p>97259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8" calcext:value-type="float">
            <text:p>68</text:p>
          </table:table-cell>
          <table:table-cell office:value-type="float" office:value="448219" calcext:value-type="float">
            <text:p>448219</text:p>
          </table:table-cell>
          <table:table-cell office:value-type="float" office:value="497899" calcext:value-type="float">
            <text:p>497899</text:p>
          </table:table-cell>
          <table:table-cell office:value-type="float" office:value="946118" calcext:value-type="float">
            <text:p>94611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69" calcext:value-type="float">
            <text:p>69</text:p>
          </table:table-cell>
          <table:table-cell office:value-type="float" office:value="443341" calcext:value-type="float">
            <text:p>443341</text:p>
          </table:table-cell>
          <table:table-cell office:value-type="float" office:value="494746" calcext:value-type="float">
            <text:p>494746</text:p>
          </table:table-cell>
          <table:table-cell office:value-type="float" office:value="938087" calcext:value-type="float">
            <text:p>93808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0" calcext:value-type="float">
            <text:p>70</text:p>
          </table:table-cell>
          <table:table-cell office:value-type="float" office:value="424241" calcext:value-type="float">
            <text:p>424241</text:p>
          </table:table-cell>
          <table:table-cell office:value-type="float" office:value="473859" calcext:value-type="float">
            <text:p>473859</text:p>
          </table:table-cell>
          <table:table-cell office:value-type="float" office:value="898100" calcext:value-type="float">
            <text:p>89810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1" calcext:value-type="float">
            <text:p>71</text:p>
          </table:table-cell>
          <table:table-cell office:value-type="float" office:value="383230" calcext:value-type="float">
            <text:p>383230</text:p>
          </table:table-cell>
          <table:table-cell office:value-type="float" office:value="428232" calcext:value-type="float">
            <text:p>428232</text:p>
          </table:table-cell>
          <table:table-cell office:value-type="float" office:value="811462" calcext:value-type="float">
            <text:p>811462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2" calcext:value-type="float">
            <text:p>72</text:p>
          </table:table-cell>
          <table:table-cell office:value-type="float" office:value="353046" calcext:value-type="float">
            <text:p>353046</text:p>
          </table:table-cell>
          <table:table-cell office:value-type="float" office:value="401461" calcext:value-type="float">
            <text:p>401461</text:p>
          </table:table-cell>
          <table:table-cell office:value-type="float" office:value="754507" calcext:value-type="float">
            <text:p>75450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3" calcext:value-type="float">
            <text:p>73</text:p>
          </table:table-cell>
          <table:table-cell office:value-type="float" office:value="301078" calcext:value-type="float">
            <text:p>301078</text:p>
          </table:table-cell>
          <table:table-cell office:value-type="float" office:value="347111" calcext:value-type="float">
            <text:p>347111</text:p>
          </table:table-cell>
          <table:table-cell office:value-type="float" office:value="648189" calcext:value-type="float">
            <text:p>64818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4" calcext:value-type="float">
            <text:p>74</text:p>
          </table:table-cell>
          <table:table-cell office:value-type="float" office:value="256685" calcext:value-type="float">
            <text:p>256685</text:p>
          </table:table-cell>
          <table:table-cell office:value-type="float" office:value="305152" calcext:value-type="float">
            <text:p>305152</text:p>
          </table:table-cell>
          <table:table-cell office:value-type="float" office:value="561837" calcext:value-type="float">
            <text:p>56183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5" calcext:value-type="float">
            <text:p>75</text:p>
          </table:table-cell>
          <table:table-cell office:value-type="float" office:value="337865" calcext:value-type="float">
            <text:p>337865</text:p>
          </table:table-cell>
          <table:table-cell office:value-type="float" office:value="402663" calcext:value-type="float">
            <text:p>402663</text:p>
          </table:table-cell>
          <table:table-cell office:value-type="float" office:value="740528" calcext:value-type="float">
            <text:p>74052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6" calcext:value-type="float">
            <text:p>76</text:p>
          </table:table-cell>
          <table:table-cell office:value-type="float" office:value="336110" calcext:value-type="float">
            <text:p>336110</text:p>
          </table:table-cell>
          <table:table-cell office:value-type="float" office:value="404265" calcext:value-type="float">
            <text:p>404265</text:p>
          </table:table-cell>
          <table:table-cell office:value-type="float" office:value="740375" calcext:value-type="float">
            <text:p>74037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7" calcext:value-type="float">
            <text:p>77</text:p>
          </table:table-cell>
          <table:table-cell office:value-type="float" office:value="317005" calcext:value-type="float">
            <text:p>317005</text:p>
          </table:table-cell>
          <table:table-cell office:value-type="float" office:value="387280" calcext:value-type="float">
            <text:p>387280</text:p>
          </table:table-cell>
          <table:table-cell office:value-type="float" office:value="704285" calcext:value-type="float">
            <text:p>70428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8" calcext:value-type="float">
            <text:p>78</text:p>
          </table:table-cell>
          <table:table-cell office:value-type="float" office:value="370011" calcext:value-type="float">
            <text:p>370011</text:p>
          </table:table-cell>
          <table:table-cell office:value-type="float" office:value="466392" calcext:value-type="float">
            <text:p>466392</text:p>
          </table:table-cell>
          <table:table-cell office:value-type="float" office:value="836403" calcext:value-type="float">
            <text:p>836403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79" calcext:value-type="float">
            <text:p>79</text:p>
          </table:table-cell>
          <table:table-cell office:value-type="float" office:value="372039" calcext:value-type="float">
            <text:p>372039</text:p>
          </table:table-cell>
          <table:table-cell office:value-type="float" office:value="482790" calcext:value-type="float">
            <text:p>482790</text:p>
          </table:table-cell>
          <table:table-cell office:value-type="float" office:value="854829" calcext:value-type="float">
            <text:p>85482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0" calcext:value-type="float">
            <text:p>80</text:p>
          </table:table-cell>
          <table:table-cell office:value-type="float" office:value="349356" calcext:value-type="float">
            <text:p>349356</text:p>
          </table:table-cell>
          <table:table-cell office:value-type="float" office:value="464990" calcext:value-type="float">
            <text:p>464990</text:p>
          </table:table-cell>
          <table:table-cell office:value-type="float" office:value="814346" calcext:value-type="float">
            <text:p>814346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1" calcext:value-type="float">
            <text:p>81</text:p>
          </table:table-cell>
          <table:table-cell office:value-type="float" office:value="307110" calcext:value-type="float">
            <text:p>307110</text:p>
          </table:table-cell>
          <table:table-cell office:value-type="float" office:value="418901" calcext:value-type="float">
            <text:p>418901</text:p>
          </table:table-cell>
          <table:table-cell office:value-type="float" office:value="726011" calcext:value-type="float">
            <text:p>726011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2" calcext:value-type="float">
            <text:p>82</text:p>
          </table:table-cell>
          <table:table-cell office:value-type="float" office:value="267416" calcext:value-type="float">
            <text:p>267416</text:p>
          </table:table-cell>
          <table:table-cell office:value-type="float" office:value="376292" calcext:value-type="float">
            <text:p>376292</text:p>
          </table:table-cell>
          <table:table-cell office:value-type="float" office:value="643708" calcext:value-type="float">
            <text:p>643708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3" calcext:value-type="float">
            <text:p>83</text:p>
          </table:table-cell>
          <table:table-cell office:value-type="float" office:value="238102" calcext:value-type="float">
            <text:p>238102</text:p>
          </table:table-cell>
          <table:table-cell office:value-type="float" office:value="347235" calcext:value-type="float">
            <text:p>347235</text:p>
          </table:table-cell>
          <table:table-cell office:value-type="float" office:value="585337" calcext:value-type="float">
            <text:p>585337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4" calcext:value-type="float">
            <text:p>84</text:p>
          </table:table-cell>
          <table:table-cell office:value-type="float" office:value="208306" calcext:value-type="float">
            <text:p>208306</text:p>
          </table:table-cell>
          <table:table-cell office:value-type="float" office:value="316573" calcext:value-type="float">
            <text:p>316573</text:p>
          </table:table-cell>
          <table:table-cell office:value-type="float" office:value="524879" calcext:value-type="float">
            <text:p>524879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85" calcext:value-type="float">
            <text:p>85</text:p>
          </table:table-cell>
          <table:table-cell office:value-type="float" office:value="793584" calcext:value-type="float">
            <text:p>793584</text:p>
          </table:table-cell>
          <table:table-cell office:value-type="float" office:value="1593270" calcext:value-type="float">
            <text:p>1593270</text:p>
          </table:table-cell>
          <table:table-cell office:value-type="float" office:value="2386854" calcext:value-type="float">
            <text:p>2386854</text:p>
          </table:table-cell>
        </table:table-row>
      </table:table>
      <table:named-expressions/>
      <table:database-ranges>
        <table:database-range table:name="__Anonymous_Sheet_DB__0" table:target-range-address="'12411-0006-1'.A1:'12411-0006-1'.E4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8T14:51:01.857665425</dc:date>
    <dc:creator>Thomas Arend</dc:creator>
    <meta:editing-duration>PT8M36S</meta:editing-duration>
    <meta:editing-cycles>2</meta:editing-cycles>
    <meta:generator>LibreOffice/6.1.5.2$Linux_X86_64 LibreOffice_project/10$Build-2</meta:generator>
    <meta:document-statistic meta:table-count="1" meta:cell-count="2155" meta:object-count="0"/>
  </office:meta>
</office:document-meta>
</file>